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34.25mm"/>
    </style:style>
    <style:style style:name="ro1" style:family="table-row">
      <style:table-row-properties style:row-height="13.1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99" fo:border="0.06pt solid #000000"/>
    </style:style>
    <style:style style:name="ce1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fo:border="0.06pt solid #000000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99ff99"/>
    </style:style>
    <style:style style:name="ce2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ext-properties fo:color="#1f1c1b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Primo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n</text:p>
          </table:table-cell>
          <table:table-cell table:style-name="ce1" office:value-type="string" calcext:value-type="string">
            <text:p>Digitos em Mn</text:p>
          </table:table-cell>
          <table:table-cell table:style-name="ce1" office:value-type="string" calcext:value-type="string">
            <text:p>Data de descobrimento</text:p>
          </table:table-cell>
          <table:table-cell table:style-name="ce1" office:value-type="string" calcext:value-type="string">
            <text:p>Descobrid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Antiguidad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Antiguidad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Antiguidad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Antiguidad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191" calcext:value-type="float">
            <text:p>8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t.wikipedia.org/wiki/1456" xlink:type="simple">1456</text:a></text:p>
          </table:table-cell>
          <table:table-cell table:style-name="ce5" office:value-type="string" calcext:value-type="string">
            <text:p>anônim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1588" xlink:type="simple">1588</text:a></text:p>
          </table:table-cell>
          <table:table-cell office:value-type="string" calcext:value-type="string">
            <text:p><text:a xlink:href="https://pt.wikipedia.org/wiki/Pietro_Cataldi" xlink:type="simple">Cataldi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24287" calcext:value-type="float">
            <text:p>5242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t.wikipedia.org/wiki/1588" xlink:type="simple">1588</text:a></text:p>
          </table:table-cell>
          <table:table-cell office:value-type="string" calcext:value-type="string">
            <text:p><text:a xlink:href="https://pt.wikipedia.org/wiki/Pietro_Cataldi" xlink:type="simple">Cataldi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t.wikipedia.org/wiki/1772" xlink:type="simple">1772</text:a></text:p>
          </table:table-cell>
          <table:table-cell office:value-type="string" calcext:value-type="string">
            <text:p><text:a xlink:href="https://pt.wikipedia.org/wiki/Leonhard_Euler" xlink:type="simple">Euler</text:a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2.30584300921369E+018" calcext:value-type="float">
            <text:p>2,30584300921369E+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t.wikipedia.org/wiki/1883" xlink:type="simple">1883</text:a></text:p>
          </table:table-cell>
          <table:table-cell office:value-type="string" calcext:value-type="string">
            <text:p><text:a xlink:href="https://pt.wikipedia.org/w/index.php?title=Ivan_Mikheevich_Pervushin&amp;action=edit&amp;redlink=1" xlink:type="simple">Pervushin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18970019…449.562.1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t.wikipedia.org/wiki/1911" xlink:type="simple">1911</text:a></text:p>
          </table:table-cell>
          <table:table-cell office:value-type="string" calcext:value-type="string">
            <text:p><text:a xlink:href="https://pt.wikipedia.org/w/index.php?title=R._E._Powers&amp;action=edit&amp;redlink=1" xlink:type="simple">Powers</text:a>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62259276…010.288.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t.wikipedia.org/wiki/1914" xlink:type="simple">1914</text:a></text:p>
          </table:table-cell>
          <table:table-cell office:value-type="string" calcext:value-type="string">
            <text:p><text:a xlink:href="https://pt.wikipedia.org/w/index.php?title=R._E._Powers&amp;action=edit&amp;redlink=1" xlink:type="simple">Powers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70141183…884.105.7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t.wikipedia.org/wiki/1876" xlink:type="simple">1876</text:a></text:p>
          </table:table-cell>
          <table:table-cell office:value-type="string" calcext:value-type="string">
            <text:p><text:a xlink:href="https://pt.wikipedia.org/wiki/Edouard_Lucas" xlink:type="simple">Lucas</text:a>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686479766…115.057.15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pt.wikipedia.org/wiki/30_de_janeiro" xlink:type="simple">30 de janeiro</text:a> de <text:a xlink:href="https://pt.wikipedia.org/wiki/1952" xlink:type="simple">1952</text:a></text:p>
          </table:table-cell>
          <table:table-cell office:value-type="string" calcext:value-type="string">
            <text:p><text:a xlink:href="https://pt.wikipedia.org/w/index.php?title=Raphael_M._Robinson&amp;action=edit&amp;redlink=1" xlink:type="simple">Robinson</text:a>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531137992…031.728.1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pt.wikipedia.org/wiki/30_de_janeiro" xlink:type="simple">30 de janeiro</text:a> de <text:a xlink:href="https://pt.wikipedia.org/wiki/1952" xlink:type="simple">1952</text:a></text:p>
          </table:table-cell>
          <table:table-cell office:value-type="string" calcext:value-type="string">
            <text:p><text:a xlink:href="https://pt.wikipedia.org/w/index.php?title=Raphael_M._Robinson&amp;action=edit&amp;redlink=1" xlink:type="simple">Robinson</text:a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104079321…168.729.08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pt.wikipedia.org/wiki/25_de_junho" xlink:type="simple">25 de junho</text:a> de <text:a xlink:href="https://pt.wikipedia.org/wiki/1952" xlink:type="simple">1952</text:a></text:p>
          </table:table-cell>
          <table:table-cell office:value-type="string" calcext:value-type="string">
            <text:p><text:a xlink:href="https://pt.wikipedia.org/w/index.php?title=Raphael_M._Robinson&amp;action=edit&amp;redlink=1" xlink:type="simple">Robinson</text:a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147597991…697.771.007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a xlink:href="https://pt.wikipedia.org/wiki/7_de_outubro" xlink:type="simple">7 de outubro</text:a> de <text:a xlink:href="https://pt.wikipedia.org/wiki/1952" xlink:type="simple">1952</text:a></text:p>
          </table:table-cell>
          <table:table-cell office:value-type="string" calcext:value-type="string">
            <text:p><text:a xlink:href="https://pt.wikipedia.org/w/index.php?title=Raphael_M._Robinson&amp;action=edit&amp;redlink=1" xlink:type="simple">Robinson</text:a>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446087557…132.836.351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a xlink:href="https://pt.wikipedia.org/wiki/9_de_outubro" xlink:type="simple">9 de outubro</text:a> de <text:a xlink:href="https://pt.wikipedia.org/wiki/1952" xlink:type="simple">1952</text:a></text:p>
          </table:table-cell>
          <table:table-cell office:value-type="string" calcext:value-type="string">
            <text:p><text:a xlink:href="https://pt.wikipedia.org/w/index.php?title=Raphael_M._Robinson&amp;action=edit&amp;redlink=1" xlink:type="simple">Robinson</text:a>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259117086…909.315.071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a xlink:href="https://pt.wikipedia.org/wiki/8_de_setembro" xlink:type="simple">8 de setembro</text:a> de <text:a xlink:href="https://pt.wikipedia.org/wiki/1957" xlink:type="simple">1957</text:a></text:p>
          </table:table-cell>
          <table:table-cell office:value-type="string" calcext:value-type="string">
            <text:p><text:a xlink:href="https://pt.wikipedia.org/w/index.php?title=Hans_Riesel&amp;action=edit&amp;redlink=1" xlink:type="simple">Riesel</text:a>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190797007…350.484.991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<text:a xlink:href="https://pt.wikipedia.org/wiki/3_de_novembro" xlink:type="simple">3 de novembro</text:a> de <text:a xlink:href="https://pt.wikipedia.org/wiki/1961" xlink:type="simple">1961</text:a></text:p>
          </table:table-cell>
          <table:table-cell office:value-type="string" calcext:value-type="string">
            <text:p><text:a xlink:href="https://pt.wikipedia.org/w/index.php?title=Alexander_Hurwitz&amp;action=edit&amp;redlink=1" xlink:type="simple">Hurwitz</text:a>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423" calcext:value-type="float">
            <text:p>4423</text:p>
          </table:table-cell>
          <table:table-cell office:value-type="string" calcext:value-type="string">
            <text:p>285542542…608.580.60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<text:a xlink:href="https://pt.wikipedia.org/wiki/3_de_novembro" xlink:type="simple">3 de novembro</text:a> de <text:a xlink:href="https://pt.wikipedia.org/wiki/1961" xlink:type="simple">1961</text:a></text:p>
          </table:table-cell>
          <table:table-cell office:value-type="string" calcext:value-type="string">
            <text:p><text:a xlink:href="https://pt.wikipedia.org/w/index.php?title=Alexander_Hurwitz&amp;action=edit&amp;redlink=1" xlink:type="simple">Hurwitz</text:a>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689" calcext:value-type="float">
            <text:p>9689</text:p>
          </table:table-cell>
          <table:table-cell office:value-type="string" calcext:value-type="string">
            <text:p>478220278…225.754.111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<text:a xlink:href="https://pt.wikipedia.org/wiki/11_de_maio" xlink:type="simple">11 de maio</text:a> de <text:a xlink:href="https://pt.wikipedia.org/wiki/1963" xlink:type="simple">1963</text:a></text:p>
          </table:table-cell>
          <table:table-cell office:value-type="string" calcext:value-type="string">
            <text:p><text:a xlink:href="https://pt.wikipedia.org/w/index.php?title=Donald_B._Gillies&amp;action=edit&amp;redlink=1" xlink:type="simple">Gillies</text:a>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941" calcext:value-type="float">
            <text:p>9941</text:p>
          </table:table-cell>
          <table:table-cell office:value-type="string" calcext:value-type="string">
            <text:p>346088282…789.463.551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<text:a xlink:href="https://pt.wikipedia.org/wiki/16_de_maio" xlink:type="simple">16 de maio</text:a> de <text:a xlink:href="https://pt.wikipedia.org/wiki/1963" xlink:type="simple">1963</text:a></text:p>
          </table:table-cell>
          <table:table-cell office:value-type="string" calcext:value-type="string">
            <text:p><text:a xlink:href="https://pt.wikipedia.org/w/index.php?title=Donald_B._Gillies&amp;action=edit&amp;redlink=1" xlink:type="simple">Gillies</text:a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213" calcext:value-type="float">
            <text:p>11213</text:p>
          </table:table-cell>
          <table:table-cell office:value-type="string" calcext:value-type="string">
            <text:p>281411201…696.392.191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<text:a xlink:href="https://pt.wikipedia.org/wiki/2_de_junho" xlink:type="simple">2 de junho</text:a> de <text:a xlink:href="https://pt.wikipedia.org/wiki/1963" xlink:type="simple">1963</text:a></text:p>
          </table:table-cell>
          <table:table-cell office:value-type="string" calcext:value-type="string">
            <text:p><text:a xlink:href="https://pt.wikipedia.org/w/index.php?title=Donald_B._Gillies&amp;action=edit&amp;redlink=1" xlink:type="simple">Gillies</text:a>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937" calcext:value-type="float">
            <text:p>19937</text:p>
          </table:table-cell>
          <table:table-cell office:value-type="string" calcext:value-type="string">
            <text:p>431542479…968.041.471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<text:a xlink:href="https://pt.wikipedia.org/wiki/4_de_março" xlink:type="simple">4 de março</text:a> de <text:a xlink:href="https://pt.wikipedia.org/wiki/1971" xlink:type="simple">1971</text:a></text:p>
          </table:table-cell>
          <table:table-cell office:value-type="string" calcext:value-type="string">
            <text:p><text:a xlink:href="https://pt.wikipedia.org/wiki/Bryant_Tuckerman" xlink:type="simple">Tuckerman</text:a>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1701" calcext:value-type="float">
            <text:p>21701</text:p>
          </table:table-cell>
          <table:table-cell office:value-type="string" calcext:value-type="string">
            <text:p>448679166…511.882.751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<text:a xlink:href="https://pt.wikipedia.org/wiki/30_de_outubro" xlink:type="simple">30 de outubro</text:a> de <text:a xlink:href="https://pt.wikipedia.org/wiki/1978" xlink:type="simple">1978</text:a></text:p>
          </table:table-cell>
          <table:table-cell office:value-type="string" calcext:value-type="string">
            <text:p><text:a xlink:href="https://pt.wikipedia.org/w/index.php?title=Landon_Curt_Noll&amp;action=edit&amp;redlink=1" xlink:type="simple">Noll</text:a> e <text:a xlink:href="https://pt.wikipedia.org/w/index.php?title=Laura_Nickel&amp;action=edit&amp;redlink=1" xlink:type="simple">Nickel</text:a>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3209" calcext:value-type="float">
            <text:p>23209</text:p>
          </table:table-cell>
          <table:table-cell office:value-type="string" calcext:value-type="string">
            <text:p>402874115…779.264.511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<text:a xlink:href="https://pt.wikipedia.org/wiki/9_de_fevereiro" xlink:type="simple">9 de fevereiro</text:a> de <text:a xlink:href="https://pt.wikipedia.org/wiki/1979" xlink:type="simple">1979</text:a></text:p>
          </table:table-cell>
          <table:table-cell office:value-type="string" calcext:value-type="string">
            <text:p><text:a xlink:href="https://pt.wikipedia.org/w/index.php?title=Landon_Curt_Noll&amp;action=edit&amp;redlink=1" xlink:type="simple">Noll</text:a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4497" calcext:value-type="float">
            <text:p>44497</text:p>
          </table:table-cell>
          <table:table-cell office:value-type="string" calcext:value-type="string">
            <text:p>854509824…011.228.671</text:p>
          </table:table-cell>
          <table:table-cell office:value-type="float" office:value="13395" calcext:value-type="float">
            <text:p>13395</text:p>
          </table:table-cell>
          <table:table-cell office:value-type="string" calcext:value-type="string">
            <text:p><text:a xlink:href="https://pt.wikipedia.org/wiki/8_de_abril" xlink:type="simple">8 de abril</text:a> de <text:a xlink:href="https://pt.wikipedia.org/wiki/1979" xlink:type="simple">1979</text:a></text:p>
          </table:table-cell>
          <table:table-cell office:value-type="string" calcext:value-type="string">
            <text:p><text:a xlink:href="https://pt.wikipedia.org/w/index.php?title=Nelson_(matemático)&amp;action=edit&amp;redlink=1" xlink:type="simple">Nelson</text:a> e <text:a xlink:href="https://pt.wikipedia.org/w/index.php?title=David_Slowinski&amp;action=edit&amp;redlink=1" xlink:type="simple">Slowinski</text:a>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86243" calcext:value-type="float">
            <text:p>86243</text:p>
          </table:table-cell>
          <table:table-cell office:value-type="string" calcext:value-type="string">
            <text:p>536927995…433.438.207</text:p>
          </table:table-cell>
          <table:table-cell office:value-type="float" office:value="25962" calcext:value-type="float">
            <text:p>25962</text:p>
          </table:table-cell>
          <table:table-cell office:value-type="string" calcext:value-type="string">
            <text:p><text:a xlink:href="https://pt.wikipedia.org/wiki/25_de_setembro" xlink:type="simple">25 de setembro</text:a> de <text:a xlink:href="https://pt.wikipedia.org/wiki/1982" xlink:type="simple">1982</text:a></text:p>
          </table:table-cell>
          <table:table-cell office:value-type="string" calcext:value-type="string">
            <text:p><text:a xlink:href="https://pt.wikipedia.org/w/index.php?title=David_Slowinski&amp;action=edit&amp;redlink=1" xlink:type="simple">Slowinski</text:a>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0503" calcext:value-type="float">
            <text:p>110503</text:p>
          </table:table-cell>
          <table:table-cell office:value-type="string" calcext:value-type="string">
            <text:p>521928313…465.515.007</text:p>
          </table:table-cell>
          <table:table-cell office:value-type="float" office:value="33265" calcext:value-type="float">
            <text:p>33265</text:p>
          </table:table-cell>
          <table:table-cell office:value-type="string" calcext:value-type="string">
            <text:p><text:a xlink:href="https://pt.wikipedia.org/wiki/25_de_setembro" xlink:type="simple">25 de setembro</text:a> de <text:a xlink:href="https://pt.wikipedia.org/wiki/1988" xlink:type="simple">1988</text:a></text:p>
          </table:table-cell>
          <table:table-cell office:value-type="string" calcext:value-type="string">
            <text:p><text:a xlink:href="https://pt.wikipedia.org/w/index.php?title=Walt_Colquitt&amp;action=edit&amp;redlink=1" xlink:type="simple">Colquitt</text:a> e <text:a xlink:href="https://pt.wikipedia.org/w/index.php?title=Luke_Welsh&amp;action=edit&amp;redlink=1" xlink:type="simple">Welsh</text:a>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32049" calcext:value-type="float">
            <text:p>132049</text:p>
          </table:table-cell>
          <table:table-cell office:value-type="string" calcext:value-type="string">
            <text:p>512740276…730.061.311</text:p>
          </table:table-cell>
          <table:table-cell office:value-type="float" office:value="39751" calcext:value-type="float">
            <text:p>39751</text:p>
          </table:table-cell>
          <table:table-cell office:value-type="string" calcext:value-type="string">
            <text:p><text:a xlink:href="https://pt.wikipedia.org/wiki/20_de_setembro" xlink:type="simple">20 de setembro</text:a> de <text:a xlink:href="https://pt.wikipedia.org/wiki/1983" xlink:type="simple">1983</text:a></text:p>
          </table:table-cell>
          <table:table-cell office:value-type="string" calcext:value-type="string">
            <text:p><text:a xlink:href="https://pt.wikipedia.org/w/index.php?title=David_Slowinski&amp;action=edit&amp;redlink=1" xlink:type="simple">Slowinski</text:a>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16091" calcext:value-type="float">
            <text:p>216091</text:p>
          </table:table-cell>
          <table:table-cell office:value-type="string" calcext:value-type="string">
            <text:p>746093103…815.528.447</text:p>
          </table:table-cell>
          <table:table-cell office:value-type="float" office:value="65050" calcext:value-type="float">
            <text:p>65050</text:p>
          </table:table-cell>
          <table:table-cell office:value-type="string" calcext:value-type="string">
            <text:p><text:a xlink:href="https://pt.wikipedia.org/wiki/6_de_setembro" xlink:type="simple">6 de setembro</text:a> de <text:a xlink:href="https://pt.wikipedia.org/wiki/1985" xlink:type="simple">1985</text:a></text:p>
          </table:table-cell>
          <table:table-cell office:value-type="string" calcext:value-type="string">
            <text:p><text:a xlink:href="https://pt.wikipedia.org/w/index.php?title=David_Slowinski&amp;action=edit&amp;redlink=1" xlink:type="simple">Slowinski</text:a>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756839" calcext:value-type="float">
            <text:p>756839</text:p>
          </table:table-cell>
          <table:table-cell office:value-type="string" calcext:value-type="string">
            <text:p>174135906…544.677.887</text:p>
          </table:table-cell>
          <table:table-cell office:value-type="float" office:value="227832" calcext:value-type="float">
            <text:p>227832</text:p>
          </table:table-cell>
          <table:table-cell office:value-type="string" calcext:value-type="string">
            <text:p><text:a xlink:href="https://pt.wikipedia.org/wiki/19_de_setembro" xlink:type="simple">19 de setembro</text:a> de <text:a xlink:href="https://pt.wikipedia.org/wiki/1992" xlink:type="simple">1992</text:a></text:p>
          </table:table-cell>
          <table:table-cell office:value-type="string" calcext:value-type="string">
            <text:p><text:a xlink:href="https://pt.wikipedia.org/w/index.php?title=David_Slowinski&amp;action=edit&amp;redlink=1" xlink:type="simple">Slowinski</text:a> e <text:a xlink:href="https://pt.wikipedia.org/w/index.php?title=Paul_Gage&amp;action=edit&amp;redlink=1" xlink:type="simple">Gage</text:a>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59433" calcext:value-type="float">
            <text:p>859433</text:p>
          </table:table-cell>
          <table:table-cell office:value-type="string" calcext:value-type="string">
            <text:p>129498125…500.142.591</text:p>
          </table:table-cell>
          <table:table-cell office:value-type="float" office:value="258716" calcext:value-type="float">
            <text:p>258716</text:p>
          </table:table-cell>
          <table:table-cell office:value-type="string" calcext:value-type="string">
            <text:p><text:a xlink:href="https://pt.wikipedia.org/wiki/10_de_janeiro" xlink:type="simple">10 de janeiro</text:a> de <text:a xlink:href="https://pt.wikipedia.org/wiki/1994" xlink:type="simple">1994</text:a></text:p>
          </table:table-cell>
          <table:table-cell office:value-type="string" calcext:value-type="string">
            <text:p><text:a xlink:href="https://pt.wikipedia.org/w/index.php?title=David_Slowinski&amp;action=edit&amp;redlink=1" xlink:type="simple">Slowinski</text:a> e <text:a xlink:href="https://pt.wikipedia.org/w/index.php?title=Paul_Gage&amp;action=edit&amp;redlink=1" xlink:type="simple">Gage</text:a>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257787" calcext:value-type="float">
            <text:p>1257787</text:p>
          </table:table-cell>
          <table:table-cell office:value-type="string" calcext:value-type="string">
            <text:p>412245773…089.366.527</text:p>
          </table:table-cell>
          <table:table-cell office:value-type="float" office:value="378632" calcext:value-type="float">
            <text:p>378632</text:p>
          </table:table-cell>
          <table:table-cell office:value-type="string" calcext:value-type="string">
            <text:p><text:a xlink:href="https://pt.wikipedia.org/wiki/3_de_setembro" xlink:type="simple">3 de setembro</text:a> de <text:a xlink:href="https://pt.wikipedia.org/wiki/1996" xlink:type="simple">1996</text:a></text:p>
          </table:table-cell>
          <table:table-cell office:value-type="string" calcext:value-type="string">
            <text:p><text:a xlink:href="https://pt.wikipedia.org/w/index.php?title=David_Slowinski&amp;action=edit&amp;redlink=1" xlink:type="simple">Slowinski</text:a> e <text:a xlink:href="https://pt.wikipedia.org/w/index.php?title=Paul_Gage&amp;action=edit&amp;redlink=1" xlink:type="simple">Gage</text:a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398269" calcext:value-type="float">
            <text:p>1398269</text:p>
          </table:table-cell>
          <table:table-cell office:value-type="string" calcext:value-type="string">
            <text:p>814717564…451.315.711</text:p>
          </table:table-cell>
          <table:table-cell office:value-type="float" office:value="420921" calcext:value-type="float">
            <text:p>420921</text:p>
          </table:table-cell>
          <table:table-cell office:value-type="string" calcext:value-type="string">
            <text:p><text:a xlink:href="https://pt.wikipedia.org/wiki/13_de_novembro" xlink:type="simple">13 de novembro</text:a> de <text:a xlink:href="https://pt.wikipedia.org/wiki/1996" xlink:type="simple">1996</text:a></text:p>
          </table:table-cell>
          <table:table-cell office:value-type="string" calcext:value-type="string">
            <text:p><text:a xlink:href="https://pt.wikipedia.org/wiki/Great_Internet_Mersenne_Prime_Search" xlink:type="simple">GIMPS</text:a> / Joel Armengaud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976221" calcext:value-type="float">
            <text:p>2976221</text:p>
          </table:table-cell>
          <table:table-cell office:value-type="string" calcext:value-type="string">
            <text:p>623340076…729.201.151</text:p>
          </table:table-cell>
          <table:table-cell office:value-type="float" office:value="895932" calcext:value-type="float">
            <text:p>895932</text:p>
          </table:table-cell>
          <table:table-cell office:value-type="string" calcext:value-type="string">
            <text:p><text:a xlink:href="https://pt.wikipedia.org/wiki/24_de_agosto" xlink:type="simple">24 de agosto</text:a> de <text:a xlink:href="https://pt.wikipedia.org/wiki/1997" xlink:type="simple">1997</text:a></text:p>
          </table:table-cell>
          <table:table-cell office:value-type="string" calcext:value-type="string">
            <text:p><text:a xlink:href="https://pt.wikipedia.org/wiki/Great_Internet_Mersenne_Prime_Search" xlink:type="simple">GIMPS</text:a> / Gordon Spence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021377" calcext:value-type="float">
            <text:p>3021377</text:p>
          </table:table-cell>
          <table:table-cell office:value-type="string" calcext:value-type="string">
            <text:p>127411683…024.694.271</text:p>
          </table:table-cell>
          <table:table-cell office:value-type="float" office:value="909526" calcext:value-type="float">
            <text:p>909526</text:p>
          </table:table-cell>
          <table:table-cell office:value-type="string" calcext:value-type="string">
            <text:p><text:a xlink:href="https://pt.wikipedia.org/wiki/27_de_janeiro" xlink:type="simple">27 de janeiro</text:a> de <text:a xlink:href="https://pt.wikipedia.org/wiki/1998" xlink:type="simple">1998</text:a></text:p>
          </table:table-cell>
          <table:table-cell office:value-type="string" calcext:value-type="string">
            <text:p><text:a xlink:href="https://pt.wikipedia.org/wiki/Great_Internet_Mersenne_Prime_Search" xlink:type="simple">GIMPS</text:a> / Roland Clarkson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72593" calcext:value-type="float">
            <text:p>6972593</text:p>
          </table:table-cell>
          <table:table-cell office:value-type="string" calcext:value-type="string">
            <text:p>437075744…924.193.791</text:p>
          </table:table-cell>
          <table:table-cell office:value-type="float" office:value="2098960" calcext:value-type="float">
            <text:p>2098960</text:p>
          </table:table-cell>
          <table:table-cell office:value-type="string" calcext:value-type="string">
            <text:p><text:a xlink:href="https://pt.wikipedia.org/wiki/1_de_junho" xlink:type="simple">1 de junho</text:a> de <text:a xlink:href="https://pt.wikipedia.org/wiki/1999" xlink:type="simple">1999</text:a></text:p>
          </table:table-cell>
          <table:table-cell office:value-type="string" calcext:value-type="string">
            <text:p><text:a xlink:href="https://pt.wikipedia.org/wiki/Great_Internet_Mersenne_Prime_Search" xlink:type="simple">GIMPS</text:a> / Nayan Hajratwala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3466917" calcext:value-type="float">
            <text:p>13466917</text:p>
          </table:table-cell>
          <table:table-cell office:value-type="string" calcext:value-type="string">
            <text:p>924947738…256.259.071</text:p>
          </table:table-cell>
          <table:table-cell office:value-type="float" office:value="4053946" calcext:value-type="float">
            <text:p>4053946</text:p>
          </table:table-cell>
          <table:table-cell office:value-type="string" calcext:value-type="string">
            <text:p><text:a xlink:href="https://pt.wikipedia.org/wiki/14_de_novembro" xlink:type="simple">14 de novembro</text:a> de <text:a xlink:href="https://pt.wikipedia.org/wiki/2001" xlink:type="simple">2001</text:a></text:p>
          </table:table-cell>
          <table:table-cell office:value-type="string" calcext:value-type="string">
            <text:p><text:a xlink:href="https://pt.wikipedia.org/wiki/Great_Internet_Mersenne_Prime_Search" xlink:type="simple">GIMPS</text:a> / Michael Cameron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0996011" calcext:value-type="float">
            <text:p>20996011</text:p>
          </table:table-cell>
          <table:table-cell office:value-type="string" calcext:value-type="string">
            <text:p>125976895…855.682.047</text:p>
          </table:table-cell>
          <table:table-cell office:value-type="float" office:value="6320430" calcext:value-type="float">
            <text:p>6320430</text:p>
          </table:table-cell>
          <table:table-cell office:value-type="string" calcext:value-type="string">
            <text:p><text:a xlink:href="https://pt.wikipedia.org/wiki/17_de_novembro" xlink:type="simple">17 de novembro</text:a> de <text:a xlink:href="https://pt.wikipedia.org/wiki/2003" xlink:type="simple">2003</text:a></text:p>
          </table:table-cell>
          <table:table-cell office:value-type="string" calcext:value-type="string">
            <text:p><text:a xlink:href="https://pt.wikipedia.org/wiki/Great_Internet_Mersenne_Prime_Search" xlink:type="simple">GIMPS</text:a> / Michael Shafer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4036583" calcext:value-type="float">
            <text:p>24036583</text:p>
          </table:table-cell>
          <table:table-cell office:value-type="string" calcext:value-type="string">
            <text:p>299410429…733.969.407</text:p>
          </table:table-cell>
          <table:table-cell office:value-type="float" office:value="7235733" calcext:value-type="float">
            <text:p>7235733</text:p>
          </table:table-cell>
          <table:table-cell office:value-type="string" calcext:value-type="string">
            <text:p><text:a xlink:href="https://pt.wikipedia.org/wiki/15_de_maio" xlink:type="simple">15 de maio</text:a> de <text:a xlink:href="https://pt.wikipedia.org/wiki/2004" xlink:type="simple">2004</text:a></text:p>
          </table:table-cell>
          <table:table-cell office:value-type="string" calcext:value-type="string">
            <text:p><text:a xlink:href="https://pt.wikipedia.org/wiki/Great_Internet_Mersenne_Prime_Search" xlink:type="simple">GIMPS</text:a> / Josh Findley</text:p>
          </table:table-cell>
        </table:table-row>
        <table:table-row table:style-name="ro3">
          <table:table-cell office:value-type="string" calcext:value-type="string">
            <text:p>42*</text:p>
          </table:table-cell>
          <table:table-cell office:value-type="float" office:value="25964951" calcext:value-type="float">
            <text:p>25964951</text:p>
          </table:table-cell>
          <table:table-cell office:value-type="string" calcext:value-type="string">
            <text:p>122164630…577.077.247</text:p>
          </table:table-cell>
          <table:table-cell office:value-type="float" office:value="7816230" calcext:value-type="float">
            <text:p>7816230</text:p>
          </table:table-cell>
          <table:table-cell office:value-type="string" calcext:value-type="string">
            <text:p><text:a xlink:href="https://pt.wikipedia.org/wiki/18_de_fevereiro" xlink:type="simple">18 de fevereiro</text:a> de <text:a xlink:href="https://pt.wikipedia.org/wiki/2005" xlink:type="simple">2005</text:a></text:p>
          </table:table-cell>
          <table:table-cell office:value-type="string" calcext:value-type="string">
            <text:p><text:a xlink:href="https://pt.wikipedia.org/wiki/Great_Internet_Mersenne_Prime_Search" xlink:type="simple">GIMPS</text:a> / Martin Nowak</text:p>
          </table:table-cell>
        </table:table-row>
        <table:table-row table:style-name="ro3">
          <table:table-cell office:value-type="string" calcext:value-type="string">
            <text:p>43*</text:p>
          </table:table-cell>
          <table:table-cell office:value-type="float" office:value="30402457" calcext:value-type="float">
            <text:p>30402457</text:p>
          </table:table-cell>
          <table:table-cell office:value-type="string" calcext:value-type="string">
            <text:p>315416475…652.943.871</text:p>
          </table:table-cell>
          <table:table-cell office:value-type="float" office:value="9152052" calcext:value-type="float">
            <text:p>9152052</text:p>
          </table:table-cell>
          <table:table-cell office:value-type="string" calcext:value-type="string">
            <text:p><text:a xlink:href="https://pt.wikipedia.org/wiki/15_de_dezembro" xlink:type="simple">15 de dezembro</text:a> de <text:a xlink:href="https://pt.wikipedia.org/wiki/2005" xlink:type="simple">2005</text:a></text:p>
          </table:table-cell>
          <table:table-cell office:value-type="string" calcext:value-type="string">
            <text:p><text:a xlink:href="https://pt.wikipedia.org/wiki/Great_Internet_Mersenne_Prime_Search" xlink:type="simple">GIMPS</text:a> / <text:a xlink:href="https://pt.wikipedia.org/w/index.php?title=Curtis_Cooper&amp;action=edit&amp;redlink=1" xlink:type="simple">Curtis Cooper</text:a> &amp; <text:a xlink:href="https://pt.wikipedia.org/w/index.php?title=Steven_Boone&amp;action=edit&amp;redlink=1" xlink:type="simple">Steven Boone</text:a> <text:a xlink:href="http://www.mersenne.org/30402457.htm" xlink:type="simple">[1]</text:a></text:p>
          </table:table-cell>
        </table:table-row>
        <table:table-row table:style-name="ro3">
          <table:table-cell office:value-type="string" calcext:value-type="string">
            <text:p>44*</text:p>
          </table:table-cell>
          <table:table-cell office:value-type="float" office:value="32582657" calcext:value-type="float">
            <text:p>32582657</text:p>
          </table:table-cell>
          <table:table-cell office:value-type="string" calcext:value-type="string">
            <text:p>124575026…053.967.871</text:p>
          </table:table-cell>
          <table:table-cell office:value-type="float" office:value="9808358" calcext:value-type="float">
            <text:p>9808358</text:p>
          </table:table-cell>
          <table:table-cell office:value-type="string" calcext:value-type="string">
            <text:p><text:a xlink:href="https://pt.wikipedia.org/wiki/4_de_setembro" xlink:type="simple">4 de setembro</text:a> de <text:a xlink:href="https://pt.wikipedia.org/wiki/2006" xlink:type="simple">2006</text:a></text:p>
          </table:table-cell>
          <table:table-cell office:value-type="string" calcext:value-type="string">
            <text:p><text:a xlink:href="https://pt.wikipedia.org/wiki/Great_Internet_Mersenne_Prime_Search" xlink:type="simple">GIMPS</text:a> / <text:a xlink:href="https://pt.wikipedia.org/w/index.php?title=Curtis_Cooper&amp;action=edit&amp;redlink=1" xlink:type="simple">Curtis Cooper</text:a> &amp; <text:a xlink:href="https://pt.wikipedia.org/w/index.php?title=Steven_Boone&amp;action=edit&amp;redlink=1" xlink:type="simple">Steven Boone</text:a> <text:a xlink:href="http://www.mersenne.org/32582657.htm" xlink:type="simple">[2]</text:a></text:p>
          </table:table-cell>
        </table:table-row>
        <table:table-row table:style-name="ro3">
          <table:table-cell office:value-type="string" calcext:value-type="string">
            <text:p>45*</text:p>
          </table:table-cell>
          <table:table-cell office:value-type="float" office:value="37156667" calcext:value-type="float">
            <text:p>37156667</text:p>
          </table:table-cell>
          <table:table-cell office:value-type="string" calcext:value-type="string">
            <text:p>202254406…308.220.927</text:p>
          </table:table-cell>
          <table:table-cell office:value-type="float" office:value="11185272" calcext:value-type="float">
            <text:p>11185272</text:p>
          </table:table-cell>
          <table:table-cell office:value-type="string" calcext:value-type="string">
            <text:p><text:a xlink:href="https://pt.wikipedia.org/wiki/6_de_setembro" xlink:type="simple">6 de setembro</text:a> de <text:a xlink:href="https://pt.wikipedia.org/wiki/2008" xlink:type="simple">2008</text:a></text:p>
          </table:table-cell>
          <table:table-cell office:value-type="string" calcext:value-type="string">
            <text:p><text:a xlink:href="https://pt.wikipedia.org/wiki/Great_Internet_Mersenne_Prime_Search" xlink:type="simple">GIMPS</text:a> / Hans-Michael Elvenich</text:p>
          </table:table-cell>
        </table:table-row>
        <table:table-row table:style-name="ro2">
          <table:table-cell office:value-type="string" calcext:value-type="string">
            <text:p>46*</text:p>
          </table:table-cell>
          <table:table-cell office:value-type="float" office:value="42643801" calcext:value-type="float">
            <text:p>42643801</text:p>
          </table:table-cell>
          <table:table-cell office:value-type="string" calcext:value-type="string">
            <text:p>169873516…562.314.751</text:p>
          </table:table-cell>
          <table:table-cell office:value-type="float" office:value="12837064" calcext:value-type="float">
            <text:p>12837064</text:p>
          </table:table-cell>
          <table:table-cell office:value-type="string" calcext:value-type="string">
            <text:p><text:a xlink:href="https://pt.wikipedia.org/wiki/12_de_abril" xlink:type="simple">12 de abril</text:a> de <text:a xlink:href="https://pt.wikipedia.org/wiki/2009" xlink:type="simple">2009</text:a></text:p>
          </table:table-cell>
          <table:table-cell office:value-type="string" calcext:value-type="string">
            <text:p><text:a xlink:href="https://pt.wikipedia.org/wiki/Great_Internet_Mersenne_Prime_Search" xlink:type="simple">GIMPS</text:a> / Odd M. Strindmo</text:p>
          </table:table-cell>
        </table:table-row>
        <table:table-row table:style-name="ro2">
          <table:table-cell office:value-type="string" calcext:value-type="string">
            <text:p>47*</text:p>
          </table:table-cell>
          <table:table-cell office:value-type="float" office:value="43112609" calcext:value-type="float">
            <text:p>43112609</text:p>
          </table:table-cell>
          <table:table-cell office:value-type="string" calcext:value-type="string">
            <text:p>316470269…697.152.511</text:p>
          </table:table-cell>
          <table:table-cell office:value-type="float" office:value="12978189" calcext:value-type="float">
            <text:p>12978189</text:p>
          </table:table-cell>
          <table:table-cell office:value-type="string" calcext:value-type="string">
            <text:p><text:a xlink:href="https://pt.wikipedia.org/wiki/23_de_agosto" xlink:type="simple">23 de agosto</text:a> de <text:a xlink:href="https://pt.wikipedia.org/wiki/2008" xlink:type="simple">2008</text:a></text:p>
          </table:table-cell>
          <table:table-cell office:value-type="string" calcext:value-type="string">
            <text:p><text:a xlink:href="https://pt.wikipedia.org/wiki/Great_Internet_Mersenne_Prime_Search" xlink:type="simple">GIMPS</text:a> / Edson Smith</text:p>
          </table:table-cell>
        </table:table-row>
        <table:table-row table:style-name="ro3">
          <table:table-cell office:value-type="string" calcext:value-type="string">
            <text:p>48*</text:p>
          </table:table-cell>
          <table:table-cell office:value-type="float" office:value="57885161" calcext:value-type="float">
            <text:p>57885161</text:p>
          </table:table-cell>
          <table:table-cell office:value-type="string" calcext:value-type="string">
            <text:p>581887266…724.285.951</text:p>
          </table:table-cell>
          <table:table-cell office:value-type="float" office:value="17425171" calcext:value-type="float">
            <text:p>17425171</text:p>
          </table:table-cell>
          <table:table-cell office:value-type="string" calcext:value-type="string">
            <text:p><text:a xlink:href="https://pt.wikipedia.org/wiki/25_de_janeiro" xlink:type="simple">25 de janeiro</text:a> de <text:a xlink:href="https://pt.wikipedia.org/wiki/2013" xlink:type="simple">2013</text:a></text:p>
          </table:table-cell>
          <table:table-cell office:value-type="string" calcext:value-type="string">
            <text:p><text:a xlink:href="https://pt.wikipedia.org/wiki/Great_Internet_Mersenne_Prime_Search" xlink:type="simple">GIMPS</text:a> / <text:a xlink:href="https://pt.wikipedia.org/w/index.php?title=Curtis_Cooper&amp;action=edit&amp;redlink=1" xlink:type="simple">Curtis Cooper</text:a></text:p>
          </table:table-cell>
        </table:table-row>
      </table:table>
      <table:table table:name="Planilha1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4">
          <table:table-cell table:style-name="ce7" office:value-type="string" calcext:value-type="string">
            <text:p>MERSENNE</text:p>
          </table:table-cell>
          <table:table-cell table:style-name="ce7"/>
          <table:table-cell table:style-name="ce7" office:value-type="string" calcext:value-type="string">
            <text:p>PERFEITO</text:p>
          </table:table-cell>
          <table:table-cell table:style-name="ce7" office:value-type="string" calcext:value-type="string">
            <text:p>DIV8</text:p>
          </table:table-cell>
          <table:table-cell table:style-name="ce7" table:number-columns-repeated="2"/>
          <table:table-cell table:style-name="ce7" office:value-type="string" calcext:value-type="string">
            <text:p>DIFF</text:p>
          </table:table-cell>
          <table:table-cell table:style-name="ce7" office:value-type="string" calcext:value-type="string">
            <text:p>NTRIANGULAR</text:p>
          </table:table-cell>
          <table:table-cell table:style-name="ce7" office:value-type="string" calcext:value-type="string">
            <text:p>NPERFEITO</text:p>
          </table:table-cell>
          <table:table-cell table:style-name="ce8"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([.A2]*([.A2]+1))/2" office:value-type="float" office:value="3" calcext:value-type="float">
            <text:p>3</text:p>
          </table:table-cell>
          <table:table-cell table:formula="of:=(2^([.A2]-1))*((2^[.A2])-1)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A3]*([.A3]+1))/2" office:value-type="float" office:value="6" calcext:value-type="float">
            <text:p>6</text:p>
          </table:table-cell>
          <table:table-cell table:formula="of:=(2^([.A3]-1))*((2^[.A3])-1)" office:value-type="float" office:value="28" calcext:value-type="float">
            <text:p>28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A4]*([.A4]+1))/2" office:value-type="float" office:value="15" calcext:value-type="float">
            <text:p>15</text:p>
          </table:table-cell>
          <table:table-cell table:formula="of:=(2^([.A4]-1))*((2^[.A4])-1)" office:value-type="float" office:value="496" calcext:value-type="float">
            <text:p>496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([.A5]*([.A5]+1))/2" office:value-type="float" office:value="28" calcext:value-type="float">
            <text:p>28</text:p>
          </table:table-cell>
          <table:table-cell table:formula="of:=(2^([.A5]-1))*((2^[.A5])-1)" office:value-type="float" office:value="8128" calcext:value-type="float">
            <text:p>8128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office:value-type="float" office:value="1023" calcext:value-type="float">
            <text:p>10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064" calcext:value-type="float">
            <text:p>8064</text:p>
          </table:table-cell>
          <table:table-cell table:formula="of:=([.A6]*([.A6]+1))/2" office:value-type="float" office:value="91" calcext:value-type="float">
            <text:p>91</text:p>
          </table:table-cell>
          <table:table-cell table:formula="of:=(2^([.A6]-1))*((2^[.A6])-1)" office:value-type="float" office:value="33550336" calcext:value-type="float">
            <text:p>33550336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office:value-type="float" office:value="16383" calcext:value-type="float">
            <text:p>1638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B7]-[.B6]" office:value-type="float" office:value="122880" calcext:value-type="float">
            <text:p>122880</text:p>
          </table:table-cell>
          <table:table-cell table:formula="of:=([.A7]*([.A7]+1))/2" office:value-type="float" office:value="153" calcext:value-type="float">
            <text:p>153</text:p>
          </table:table-cell>
          <table:table-cell table:formula="of:=(2^([.A7]-1))*((2^[.A7])-1)" office:value-type="float" office:value="8589869056" calcext:value-type="float">
            <text:p>8589869056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office:value-type="float" office:value="65535" calcext:value-type="float">
            <text:p>6553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8]-[.B7]" office:value-type="float" office:value="393216" calcext:value-type="float">
            <text:p>393216</text:p>
          </table:table-cell>
          <table:table-cell table:formula="of:=([.A8]*([.A8]+1))/2" office:value-type="float" office:value="190" calcext:value-type="float">
            <text:p>190</text:p>
          </table:table-cell>
          <table:table-cell table:formula="of:=(2^([.A8]-1))*((2^[.A8])-1)" office:value-type="float" office:value="137438691328" calcext:value-type="float">
            <text:p>137438691328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office:value-type="float" office:value="268435455" calcext:value-type="float">
            <text:p>26843545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B9]-[.B8]" office:value-type="float" office:value="2146959360" calcext:value-type="float">
            <text:p>2146959360</text:p>
          </table:table-cell>
          <table:table-cell table:formula="of:=([.A9]*([.A9]+1))/2" office:value-type="float" office:value="496" calcext:value-type="float">
            <text:p>496</text:p>
          </table:table-cell>
          <table:table-cell table:formula="of:=(2^([.A9]-1))*((2^[.A9])-1)" office:value-type="float" office:value="2.30584300813995E+018" calcext:value-type="float">
            <text:p>2,30584300813995E+018</text:p>
          </table:table-cell>
          <table:table-cell table:number-columns-repeated="2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2^[.A10]-1" office:value-type="float" office:value="2.30584300921369E+018" calcext:value-type="float">
            <text:p>2,30584300921369E+018</text:p>
          </table:table-cell>
          <table:table-cell office:value-type="float" office:value="2.88230376151712E+017" calcext:value-type="float">
            <text:p>2,88230376151712E+01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[.B10]-[.B9]" office:value-type="float" office:value="2.30584300706621E+018" calcext:value-type="float">
            <text:p>2,30584300706621E+018</text:p>
          </table:table-cell>
          <table:table-cell table:formula="of:=([.A10]*([.A10]+1))/2" office:value-type="float" office:value="1891" calcext:value-type="float">
            <text:p>1891</text:p>
          </table:table-cell>
          <table:table-cell table:formula="of:=(2^([.A10]-1))*((2^[.A10])-1)" office:value-type="float" office:value="2.65845599156983E+036" calcext:value-type="float">
            <text:p>2,65845599156983E+036</text:p>
          </table:table-cell>
          <table:table-cell table:number-columns-repeated="2"/>
        </table:table-row>
      </table:table>
      <table:table table:name="Planilha2" table:style-name="ta1">
        <table:table-column table:style-name="co1" table:number-columns-repeated="3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ce15"/>
        <table:table-row table:style-name="ro4">
          <table:table-cell office:value-type="string" calcext:value-type="string">
            <text:p>MERSENNE</text:p>
          </table:table-cell>
          <table:table-cell table:number-columns-repeated="2"/>
          <table:table-cell table:style-name="ce11" office:value-type="string" calcext:value-type="string">
            <text:p>D[0]</text:p>
          </table:table-cell>
          <table:table-cell table:style-name="ce11" office:value-type="string" calcext:value-type="string">
            <text:p>D[1]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office:value-type="float" office:value="8064" calcext:value-type="float">
            <text:p>8064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28" calcext:value-type="float">
            <text:p>128</text:p>
          </table:table-cell>
          <table:table-cell table:number-columns-repeated="2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style-name="ce9" office:value-type="float" office:value="122880" calcext:value-type="float">
            <text:p>12288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192" calcext:value-type="float">
            <text:p>8192</text:p>
          </table:table-cell>
          <table:table-cell table:number-columns-repeated="2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style-name="ce9" office:value-type="float" office:value="393216" calcext:value-type="float">
            <text:p>393216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2^[.A7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style-name="ce9" table:formula="of:=SUM([.C3:.C8])" office:value-type="float" office:value="524284" calcext:value-type="float">
            <text:p>524284</text:p>
          </table:table-cell>
          <table:table-cell table:style-name="ce12" office:value-type="float" office:value="4095" calcext:value-type="float">
            <text:p>4095</text:p>
          </table:table-cell>
          <table:table-cell table:style-name="ce12" table:formula="of:=2^[.A8]" office:value-type="float" office:value="524288" calcext:value-type="float">
            <text:p>524288</text:p>
          </table:table-cell>
          <table:table-cell table:number-columns-repeated="2"/>
        </table:table-row>
        <table:table-row table:style-name="ro4">
          <table:table-cell table:style-name="ce9" office:value-type="float" office:value="61" calcext:value-type="float">
            <text:p>61</text:p>
          </table:table-cell>
          <table:table-cell table:formula="of:=2^[.A10]-1" office:value-type="float" office:value="2.30584300921369E+018" calcext:value-type="float">
            <text:p>2,30584300921369E+018</text:p>
          </table:table-cell>
          <table:table-cell table:style-name="ce9" table:formula="of:=SUM([.C2:.C9])" office:value-type="float" office:value="1048568" calcext:value-type="float">
            <text:p>1048568</text:p>
          </table:table-cell>
          <table:table-cell table:style-name="ce12" office:value-type="float" office:value="1073741823" calcext:value-type="float">
            <text:p>1073741823</text:p>
          </table:table-cell>
          <table:table-cell table:style-name="ce12" table:formula="of:=2^[.A9]" office:value-type="float" office:value="2147483648" calcext:value-type="float">
            <text:p>2147483648</text:p>
          </table:table-cell>
          <table:table-cell table:number-columns-repeated="2"/>
        </table:table-row>
        <table:table-row table:style-name="ro4">
          <table:table-cell table:style-name="ce9" office:value-type="float" office:value="89" calcext:value-type="float">
            <text:p>89</text:p>
          </table:table-cell>
          <table:table-cell table:style-name="ce9" table:number-columns-repeated="2"/>
          <table:table-cell table:style-name="ce12" office:value-type="float" office:value="268435455" calcext:value-type="float">
            <text:p>268435455</text:p>
          </table:table-cell>
          <table:table-cell table:style-name="ce12" table:formula="of:=2^[.A10]" office:value-type="float" office:value="2.30584300921369E+018" calcext:value-type="float">
            <text:p>2,30584300921369E+018</text:p>
          </table:table-cell>
          <table:table-cell table:number-columns-repeated="2"/>
        </table:table-row>
        <table:table-row table:style-name="ro4">
          <table:table-cell table:style-name="ce9" office:value-type="float" office:value="107" calcext:value-type="float">
            <text:p>107</text:p>
          </table:table-cell>
          <table:table-cell table:style-name="ce9" table:number-columns-repeated="2"/>
          <table:table-cell table:style-name="ce12" office:value-type="float" office:value="262143" calcext:value-type="float">
            <text:p>262143</text:p>
          </table:table-cell>
          <table:table-cell table:style-name="ce12" table:formula="of:=2^[.A11]" office:value-type="float" office:value="6.1897001964269E+026" calcext:value-type="float">
            <text:p>6,1897001964269E+026</text:p>
          </table:table-cell>
          <table:table-cell table:number-columns-repeated="2"/>
        </table:table-row>
        <table:table-row table:style-name="ro4">
          <table:table-cell table:style-name="ce9" office:value-type="float" office:value="127" calcext:value-type="float">
            <text:p>127</text:p>
          </table:table-cell>
          <table:table-cell table:style-name="ce9" table:number-columns-repeated="2"/>
          <table:table-cell table:style-name="ce12" office:value-type="float" office:value="1048575" calcext:value-type="float">
            <text:p>1048575</text:p>
          </table:table-cell>
          <table:table-cell table:style-name="ce12" table:formula="of:=2^[.A12]" office:value-type="float" office:value="1.62259276829213E+032" calcext:value-type="float">
            <text:p>1,62259276829213E+032</text:p>
          </table:table-cell>
          <table:table-cell table:number-columns-repeated="2"/>
        </table:table-row>
        <table:table-row table:style-name="ro4">
          <table:table-cell table:style-name="ce9" office:value-type="float" office:value="521" calcext:value-type="float">
            <text:p>521</text:p>
          </table:table-cell>
          <table:table-cell table:style-name="ce9" table:number-columns-repeated="2"/>
          <table:table-cell table:style-name="ce12"/>
          <table:table-cell table:style-name="ce12" table:formula="of:=2^[.A13]" office:value-type="float" office:value="1.70141183460469E+038" calcext:value-type="float">
            <text:p>1,70141183460469E+038</text:p>
          </table:table-cell>
          <table:table-cell table:number-columns-repeated="2"/>
        </table:table-row>
        <table:table-row table:style-name="ro4">
          <table:table-cell table:style-name="ce9" office:value-type="float" office:value="607" calcext:value-type="float">
            <text:p>607</text:p>
          </table:table-cell>
          <table:table-cell table:style-name="ce9" table:number-columns-repeated="2"/>
          <table:table-cell table:style-name="ce12"/>
          <table:table-cell table:style-name="ce12" table:formula="of:=2^[.A14]" office:value-type="float" office:value="6.86479766013061E+156" calcext:value-type="float">
            <text:p>6,86479766013061E+156</text:p>
          </table:table-cell>
          <table:table-cell table:number-columns-repeated="2"/>
        </table:table-row>
        <table:table-row table:style-name="ro4">
          <table:table-cell table:style-name="ce9" office:value-type="float" office:value="1279" calcext:value-type="float">
            <text:p>1279</text:p>
          </table:table-cell>
          <table:table-cell table:style-name="ce9" table:number-columns-repeated="2"/>
          <table:table-cell table:style-name="ce12"/>
          <table:table-cell table:style-name="ce12" table:formula="of:=2^[.A15]" office:value-type="float" office:value="5.31137992816767E+182" calcext:value-type="float">
            <text:p>5,31137992816767E+182</text:p>
          </table:table-cell>
          <table:table-cell table:number-columns-repeated="2"/>
        </table:table-row>
        <table:table-row table:style-name="ro4">
          <table:table-cell table:style-name="ce9" office:value-type="float" office:value="2203" calcext:value-type="float">
            <text:p>2203</text:p>
          </table:table-cell>
          <table:table-cell table:style-name="ce9" table:number-columns-repeated="2"/>
          <table:table-cell table:style-name="ce12"/>
          <table:table-cell table:style-name="ce12" table:formula="of:=2^[.A16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2281" calcext:value-type="float">
            <text:p>2281</text:p>
          </table:table-cell>
          <table:table-cell table:style-name="ce9" table:number-columns-repeated="2"/>
          <table:table-cell table:style-name="ce12"/>
          <table:table-cell table:style-name="ce12" table:formula="of:=2^[.A17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3217" calcext:value-type="float">
            <text:p>3217</text:p>
          </table:table-cell>
          <table:table-cell table:style-name="ce9" table:number-columns-repeated="2"/>
          <table:table-cell table:style-name="ce12"/>
          <table:table-cell table:style-name="ce12" table:formula="of:=2^[.A18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4253" calcext:value-type="float">
            <text:p>4253</text:p>
          </table:table-cell>
          <table:table-cell table:style-name="ce9" table:number-columns-repeated="2"/>
          <table:table-cell table:style-name="ce12"/>
          <table:table-cell table:style-name="ce12" table:formula="of:=2^[.A19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4423" calcext:value-type="float">
            <text:p>4423</text:p>
          </table:table-cell>
          <table:table-cell table:style-name="ce9" table:number-columns-repeated="2"/>
          <table:table-cell table:style-name="ce12"/>
          <table:table-cell table:style-name="ce12" table:formula="of:=2^[.A20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9689" calcext:value-type="float">
            <text:p>9689</text:p>
          </table:table-cell>
          <table:table-cell table:style-name="ce9" table:number-columns-repeated="2"/>
          <table:table-cell table:style-name="ce12"/>
          <table:table-cell table:style-name="ce12" table:formula="of:=2^[.A21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9941" calcext:value-type="float">
            <text:p>9941</text:p>
          </table:table-cell>
          <table:table-cell table:style-name="ce9" table:number-columns-repeated="2"/>
          <table:table-cell table:style-name="ce12"/>
          <table:table-cell table:style-name="ce12" table:formula="of:=2^[.A22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11213" calcext:value-type="float">
            <text:p>11213</text:p>
          </table:table-cell>
          <table:table-cell table:style-name="ce9" table:number-columns-repeated="2"/>
          <table:table-cell table:style-name="ce12"/>
          <table:table-cell table:style-name="ce12" table:formula="of:=2^[.A23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19937" calcext:value-type="float">
            <text:p>19937</text:p>
          </table:table-cell>
          <table:table-cell table:style-name="ce9" table:number-columns-repeated="2"/>
          <table:table-cell table:style-name="ce12"/>
          <table:table-cell table:style-name="ce12" table:formula="of:=2^[.A24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21701" calcext:value-type="float">
            <text:p>21701</text:p>
          </table:table-cell>
          <table:table-cell table:style-name="ce9" table:number-columns-repeated="2"/>
          <table:table-cell table:style-name="ce12"/>
          <table:table-cell table:style-name="ce12" table:formula="of:=2^[.A25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23209" calcext:value-type="float">
            <text:p>23209</text:p>
          </table:table-cell>
          <table:table-cell table:style-name="ce9" table:number-columns-repeated="2"/>
          <table:table-cell table:style-name="ce12"/>
          <table:table-cell table:style-name="ce12" table:formula="of:=2^[.A26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44497" calcext:value-type="float">
            <text:p>44497</text:p>
          </table:table-cell>
          <table:table-cell table:style-name="ce9" table:number-columns-repeated="2"/>
          <table:table-cell table:style-name="ce12"/>
          <table:table-cell table:style-name="ce12" table:formula="of:=2^[.A27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4">
          <table:table-cell table:style-name="ce9" office:value-type="float" office:value="86243" calcext:value-type="float">
            <text:p>86243</text:p>
          </table:table-cell>
          <table:table-cell table:style-name="ce9" table:number-columns-repeated="2"/>
          <table:table-cell table:style-name="ce12"/>
          <table:table-cell table:style-name="ce12" table:formula="of:=2^[.A28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5">
          <table:table-cell table:style-name="ce10" office:value-type="float" office:value="132049" calcext:value-type="float">
            <text:p>132049</text:p>
          </table:table-cell>
          <table:table-cell table:style-name="ce10" table:number-columns-repeated="2"/>
          <table:table-cell table:style-name="ce13"/>
          <table:table-cell table:style-name="ce12" table:formula="of:=2^[.A29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5">
          <table:table-cell table:style-name="ce10" office:value-type="float" office:value="216091" calcext:value-type="float">
            <text:p>216091</text:p>
          </table:table-cell>
          <table:table-cell table:style-name="ce10" table:number-columns-repeated="2"/>
          <table:table-cell table:style-name="ce13"/>
          <table:table-cell table:style-name="ce12" table:formula="of:=2^[.A30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756839" calcext:value-type="float">
            <text:p>756839</text:p>
          </table:table-cell>
          <table:table-cell table:style-name="ce10" table:number-columns-repeated="2"/>
          <table:table-cell table:style-name="ce13"/>
          <table:table-cell table:style-name="ce12" table:formula="of:=2^[.A31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859433" calcext:value-type="float">
            <text:p>859433</text:p>
          </table:table-cell>
          <table:table-cell table:style-name="ce10" table:number-columns-repeated="2"/>
          <table:table-cell table:style-name="ce13"/>
          <table:table-cell table:style-name="ce12" table:formula="of:=2^[.A32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1257787" calcext:value-type="float">
            <text:p>1257787</text:p>
          </table:table-cell>
          <table:table-cell table:style-name="ce10" table:number-columns-repeated="2"/>
          <table:table-cell table:style-name="ce13"/>
          <table:table-cell table:style-name="ce12" table:formula="of:=2^[.A33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1398269" calcext:value-type="float">
            <text:p>1398269</text:p>
          </table:table-cell>
          <table:table-cell table:style-name="ce10" table:number-columns-repeated="2"/>
          <table:table-cell table:style-name="ce13"/>
          <table:table-cell table:style-name="ce12" table:formula="of:=2^[.A34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2976221" calcext:value-type="float">
            <text:p>2976221</text:p>
          </table:table-cell>
          <table:table-cell table:style-name="ce10" table:number-columns-repeated="2"/>
          <table:table-cell table:style-name="ce13"/>
          <table:table-cell table:style-name="ce12" table:formula="of:=2^[.A35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3021377" calcext:value-type="float">
            <text:p>3021377</text:p>
          </table:table-cell>
          <table:table-cell table:style-name="ce10" table:number-columns-repeated="2"/>
          <table:table-cell table:style-name="ce13"/>
          <table:table-cell table:style-name="ce12" table:formula="of:=2^[.A36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6972593" calcext:value-type="float">
            <text:p>6972593</text:p>
          </table:table-cell>
          <table:table-cell table:style-name="ce10" table:number-columns-repeated="2"/>
          <table:table-cell table:style-name="ce13"/>
          <table:table-cell table:style-name="ce12" table:formula="of:=2^[.A37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13466917" calcext:value-type="float">
            <text:p>13466917</text:p>
          </table:table-cell>
          <table:table-cell table:style-name="ce10" table:number-columns-repeated="2"/>
          <table:table-cell table:style-name="ce13"/>
          <table:table-cell table:style-name="ce12" table:formula="of:=2^[.A38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20996011" calcext:value-type="float">
            <text:p>20996011</text:p>
          </table:table-cell>
          <table:table-cell table:style-name="ce10" table:number-columns-repeated="2"/>
          <table:table-cell table:style-name="ce13"/>
          <table:table-cell table:style-name="ce12" table:formula="of:=2^[.A39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24036583" calcext:value-type="float">
            <text:p>24036583</text:p>
          </table:table-cell>
          <table:table-cell table:style-name="ce10" table:number-columns-repeated="2"/>
          <table:table-cell table:style-name="ce12"/>
          <table:table-cell table:style-name="ce12" table:formula="of:=2^[.A40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25964951" calcext:value-type="float">
            <text:p>25964951</text:p>
          </table:table-cell>
          <table:table-cell table:style-name="ce10" table:number-columns-repeated="2"/>
          <table:table-cell table:style-name="ce12" office:value-type="float" office:value="12" calcext:value-type="float">
            <text:p>12</text:p>
          </table:table-cell>
          <table:table-cell table:style-name="ce12" table:formula="of:=2^[.A41]" office:value-type="string" office:string-value="" calcext:value-type="error">
            <text:p>#NÚM!</text:p>
          </table:table-cell>
          <table:table-cell/>
          <table:table-cell table:style-name="ce16"/>
        </table:table-row>
        <table:table-row table:style-name="ro5">
          <table:table-cell table:style-name="ce10" office:value-type="float" office:value="30402457" calcext:value-type="float">
            <text:p>30402457</text:p>
          </table:table-cell>
          <table:table-cell table:style-name="ce10" table:number-columns-repeated="2"/>
          <table:table-cell table:style-name="ce12" office:value-type="float" office:value="5" calcext:value-type="float">
            <text:p>5</text:p>
          </table:table-cell>
          <table:table-cell table:style-name="ce12" table:formula="of:=2^[.A42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5">
          <table:table-cell table:style-name="ce10" office:value-type="float" office:value="32582657" calcext:value-type="float">
            <text:p>32582657</text:p>
          </table:table-cell>
          <table:table-cell table:style-name="ce10" table:number-columns-repeated="2"/>
          <table:table-cell table:style-name="ce12" office:value-type="float" office:value="13" calcext:value-type="float">
            <text:p>13</text:p>
          </table:table-cell>
          <table:table-cell table:style-name="ce12" table:formula="of:=2^[.A43]" office:value-type="string" office:string-value="" calcext:value-type="error">
            <text:p>#NÚM!</text:p>
          </table:table-cell>
          <table:table-cell table:number-columns-repeated="2"/>
        </table:table-row>
        <table:table-row table:style-name="ro5">
          <table:table-cell table:style-name="ce10" office:value-type="float" office:value="37156667" calcext:value-type="float">
            <text:p>37156667</text:p>
          </table:table-cell>
          <table:table-cell table:style-name="ce10" table:number-columns-repeated="2"/>
          <table:table-cell table:style-name="ce12" office:value-type="float" office:value="7" calcext:value-type="float">
            <text:p>7</text:p>
          </table:table-cell>
          <table:table-cell table:style-name="ce12" table:formula="of:=2^[.A44]" office:value-type="string" office:string-value="" calcext:value-type="error">
            <text:p>#NÚM!</text:p>
          </table:table-cell>
          <table:table-cell/>
          <table:table-cell table:style-name="ce17"/>
        </table:table-row>
        <table:table-row table:style-name="ro5">
          <table:table-cell table:style-name="ce10" office:value-type="float" office:value="42643801" calcext:value-type="float">
            <text:p>42643801</text:p>
          </table:table-cell>
          <table:table-cell table:style-name="ce10" table:number-columns-repeated="2"/>
          <table:table-cell table:style-name="ce12" office:value-type="float" office:value="6" calcext:value-type="float">
            <text:p>6</text:p>
          </table:table-cell>
          <table:table-cell table:style-name="ce12" table:formula="of:=2^[.A45]" office:value-type="string" office:string-value="" calcext:value-type="error">
            <text:p>#NÚM!</text:p>
          </table:table-cell>
          <table:table-cell/>
          <table:table-cell table:style-name="ce17"/>
        </table:table-row>
        <table:table-row table:style-name="ro5">
          <table:table-cell table:style-name="ce10" office:value-type="float" office:value="43112609" calcext:value-type="float">
            <text:p>43112609</text:p>
          </table:table-cell>
          <table:table-cell table:style-name="ce10" table:number-columns-repeated="2"/>
          <table:table-cell table:style-name="ce12" office:value-type="float" office:value="90" calcext:value-type="float">
            <text:p>90</text:p>
          </table:table-cell>
          <table:table-cell table:style-name="ce12" table:formula="of:=2^[.A46]" office:value-type="string" office:string-value="" calcext:value-type="error">
            <text:p>#NÚM!</text:p>
          </table:table-cell>
          <table:table-cell/>
          <table:table-cell table:style-name="ce17"/>
        </table:table-row>
        <table:table-row table:style-name="ro5">
          <table:table-cell table:style-name="ce10" office:value-type="float" office:value="57885161" calcext:value-type="float">
            <text:p>57885161</text:p>
          </table:table-cell>
          <table:table-cell table:style-name="ce10" table:number-columns-repeated="2"/>
          <table:table-cell table:style-name="ce12" office:value-type="float" office:value="2" calcext:value-type="float">
            <text:p>2</text:p>
          </table:table-cell>
          <table:table-cell table:style-name="ce12" table:formula="of:=2^[.A47]" office:value-type="string" office:string-value="" calcext:value-type="error">
            <text:p>#NÚM!</text:p>
          </table:table-cell>
          <table:table-cell/>
          <table:table-cell table:style-name="ce17"/>
        </table:table-row>
        <table:table-row table:style-name="ro4">
          <table:table-cell table:style-name="ce9" office:value-type="float" office:value="74207281" calcext:value-type="float">
            <text:p>74207281</text:p>
          </table:table-cell>
          <table:table-cell table:style-name="ce9" table:number-columns-repeated="2"/>
          <table:table-cell table:style-name="ce12" office:value-type="float" office:value="3" calcext:value-type="float">
            <text:p>3</text:p>
          </table:table-cell>
          <table:table-cell table:style-name="ce12" table:formula="of:=2^[.A48]" office:value-type="string" office:string-value="" calcext:value-type="error">
            <text:p>#NÚM!</text:p>
          </table:table-cell>
          <table:table-cell/>
          <table:table-cell table:style-name="ce18"/>
        </table:table-row>
        <table:table-row table:style-name="ro4" table:number-rows-repeated="104852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Planilha3" table:style-name="ta1">
        <table:table-column table:style-name="co1" table:number-columns-repeated="3" table:default-cell-style-name="Default"/>
        <table:table-column table:style-name="co1" table:default-cell-style-name="ce24"/>
        <table:table-column table:style-name="co1" table:default-cell-style-name="ce14"/>
        <table:table-column table:style-name="co1" table:number-columns-repeated="2" table:default-cell-style-name="ce2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4">
          <table:table-cell table:style-name="ce19" office:value-type="string" calcext:value-type="string">
            <text:p>MERSENNE</text:p>
          </table:table-cell>
          <table:table-cell table:style-name="ce20" office:value-type="string" calcext:value-type="string">
            <text:p>PRODUTO</text:p>
          </table:table-cell>
          <table:table-cell table:style-name="ce20"/>
          <table:table-cell table:style-name="ce21" office:value-type="string" calcext:value-type="string">
            <text:p>BIN1</text:p>
          </table:table-cell>
          <table:table-cell table:style-name="ce25" office:value-type="string" calcext:value-type="string">
            <text:p>BIN0</text:p>
          </table:table-cell>
          <table:table-cell table:style-name="ce23" table:number-columns-repeated="2"/>
          <table:table-cell table:style-name="ce26" table:number-columns-repeated="4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table:formula="of:=2^[.A2]-1" office:value-type="float" office:value="3" calcext:value-type="float">
            <text:p>3</text:p>
          </table:table-cell>
          <table:table-cell table:style-name="ce20" table:formula="of:=[.B3]-[.B2]" office:value-type="float" office:value="4" calcext:value-type="float">
            <text:p>4</text:p>
          </table:table-cell>
          <table:table-cell table:style-name="ce22"/>
          <table:table-cell table:style-name="ce12"/>
          <table:table-cell table:style-name="ce9"/>
          <table:table-cell table:style-name="ce23"/>
          <table:table-cell table:style-name="ce26" table:number-columns-repeated="4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0" table:formula="of:=2^[.A3]-1" office:value-type="float" office:value="7" calcext:value-type="float">
            <text:p>7</text:p>
          </table:table-cell>
          <table:table-cell table:style-name="ce20" table:formula="of:=[.B4]-[.B3]" office:value-type="float" office:value="24" calcext:value-type="float">
            <text:p>24</text:p>
          </table:table-cell>
          <table:table-cell table:style-name="ce22" table:formula="of:=[.A3]-[.E3]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9" table:formula="of:=2^[.D3]-1" office:value-type="float" office:value="1" calcext:value-type="float">
            <text:p>1</text:p>
          </table:table-cell>
          <table:table-cell table:style-name="ce23" table:formula="of:=2^[.E3]" office:value-type="float" office:value="4" calcext:value-type="float">
            <text:p>4</text:p>
          </table:table-cell>
          <table:table-cell table:style-name="ce23" table:formula="of:=MOD([.C3];[.C2])" office:value-type="float" office:value="0" calcext:value-type="float">
            <text:p>0</text:p>
          </table:table-cell>
          <table:table-cell table:style-name="ce23"/>
          <table:table-cell table:style-name="ce26" table:number-columns-repeated="2"/>
        </table:table-row>
        <table:table-row table:style-name="ro4">
          <table:table-cell table:style-name="ce20" office:value-type="float" office:value="5" calcext:value-type="float">
            <text:p>5</text:p>
          </table:table-cell>
          <table:table-cell table:style-name="ce20" table:formula="of:=2^[.A4]-1" office:value-type="float" office:value="31" calcext:value-type="float">
            <text:p>31</text:p>
          </table:table-cell>
          <table:table-cell table:style-name="ce20" table:formula="of:=[.B5]-[.B4]" office:value-type="float" office:value="96" calcext:value-type="float">
            <text:p>96</text:p>
          </table:table-cell>
          <table:table-cell table:style-name="ce22" table:formula="of:=[.A4]-[.E4]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9" table:formula="of:=2^[.D4]-1" office:value-type="float" office:value="3" calcext:value-type="float">
            <text:p>3</text:p>
          </table:table-cell>
          <table:table-cell table:style-name="ce23" table:formula="of:=2^[.E4]" office:value-type="float" office:value="8" calcext:value-type="float">
            <text:p>8</text:p>
          </table:table-cell>
          <table:table-cell table:style-name="ce23" table:formula="of:=MOD([.C4];[.C3])" office:value-type="float" office:value="0" calcext:value-type="float">
            <text:p>0</text:p>
          </table:table-cell>
          <table:table-cell table:style-name="ce23"/>
          <table:table-cell table:style-name="ce26" table:number-columns-repeated="2"/>
        </table:table-row>
        <table:table-row table:style-name="ro4">
          <table:table-cell table:style-name="ce20" office:value-type="float" office:value="7" calcext:value-type="float">
            <text:p>7</text:p>
          </table:table-cell>
          <table:table-cell table:style-name="ce20" table:formula="of:=2^[.A5]-1" office:value-type="float" office:value="127" calcext:value-type="float">
            <text:p>127</text:p>
          </table:table-cell>
          <table:table-cell table:style-name="ce20" table:formula="of:=[.B6]-[.B5]" office:value-type="float" office:value="8064" calcext:value-type="float">
            <text:p>8064</text:p>
          </table:table-cell>
          <table:table-cell table:style-name="ce22" table:formula="of:=[.A5]-[.E5]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9" table:formula="of:=2^[.D5]-1" office:value-type="float" office:value="3" calcext:value-type="float">
            <text:p>3</text:p>
          </table:table-cell>
          <table:table-cell table:style-name="ce23" table:formula="of:=2^[.E5]" office:value-type="float" office:value="32" calcext:value-type="float">
            <text:p>32</text:p>
          </table:table-cell>
          <table:table-cell table:style-name="ce23" table:formula="of:=MOD([.C5];[.C4])" office:value-type="float" office:value="0" calcext:value-type="float">
            <text:p>0</text:p>
          </table:table-cell>
          <table:table-cell table:style-name="ce23"/>
          <table:table-cell table:style-name="ce26" table:number-columns-repeated="2"/>
        </table:table-row>
        <table:table-row table:style-name="ro4">
          <table:table-cell table:style-name="ce20" office:value-type="float" office:value="13" calcext:value-type="float">
            <text:p>13</text:p>
          </table:table-cell>
          <table:table-cell table:style-name="ce20" table:formula="of:=2^[.A6]-1" office:value-type="float" office:value="8191" calcext:value-type="float">
            <text:p>8191</text:p>
          </table:table-cell>
          <table:table-cell table:style-name="ce20" table:formula="of:=[.B7]-[.B6]" office:value-type="float" office:value="122880" calcext:value-type="float">
            <text:p>122880</text:p>
          </table:table-cell>
          <table:table-cell table:style-name="ce22" table:formula="of:=[.A6]-[.E6]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9" table:formula="of:=2^[.D6]-1" office:value-type="float" office:value="63" calcext:value-type="float">
            <text:p>63</text:p>
          </table:table-cell>
          <table:table-cell table:style-name="ce23" table:formula="of:=2^[.E6]" office:value-type="float" office:value="128" calcext:value-type="float">
            <text:p>128</text:p>
          </table:table-cell>
          <table:table-cell table:style-name="ce23" table:formula="of:=MOD([.C6];[.C5])" office:value-type="float" office:value="1920" calcext:value-type="float">
            <text:p>1920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style-name="ce26"/>
        </table:table-row>
        <table:table-row table:style-name="ro4">
          <table:table-cell table:style-name="ce20" office:value-type="float" office:value="17" calcext:value-type="float">
            <text:p>17</text:p>
          </table:table-cell>
          <table:table-cell table:style-name="ce20" table:formula="of:=2^[.A7]-1" office:value-type="float" office:value="131071" calcext:value-type="float">
            <text:p>131071</text:p>
          </table:table-cell>
          <table:table-cell table:style-name="ce20" table:formula="of:=[.B8]-[.B7]" office:value-type="float" office:value="393216" calcext:value-type="float">
            <text:p>393216</text:p>
          </table:table-cell>
          <table:table-cell table:style-name="ce22" table:formula="of:=[.A7]-[.E7]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9" table:formula="of:=2^[.D7]-1" office:value-type="float" office:value="15" calcext:value-type="float">
            <text:p>15</text:p>
          </table:table-cell>
          <table:table-cell table:style-name="ce23" table:formula="of:=2^[.E7]" office:value-type="float" office:value="8192" calcext:value-type="float">
            <text:p>8192</text:p>
          </table:table-cell>
          <table:table-cell table:style-name="ce23" table:formula="of:=MOD([.C7];[.C6])" office:value-type="float" office:value="24576" calcext:value-type="float">
            <text:p>24576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</text:p>
          </table:table-cell>
          <table:table-cell table:style-name="ce26"/>
        </table:table-row>
        <table:table-row table:style-name="ro4">
          <table:table-cell table:style-name="ce20" office:value-type="float" office:value="19" calcext:value-type="float">
            <text:p>19</text:p>
          </table:table-cell>
          <table:table-cell table:style-name="ce20" table:formula="of:=2^[.A8]-1" office:value-type="float" office:value="524287" calcext:value-type="float">
            <text:p>524287</text:p>
          </table:table-cell>
          <table:table-cell table:style-name="ce20" table:formula="of:=[.B9]-[.B8]" office:value-type="float" office:value="2146959360" calcext:value-type="float">
            <text:p>2146959360</text:p>
          </table:table-cell>
          <table:table-cell table:style-name="ce22" table:formula="of:=[.A8]-[.E8]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style-name="ce9" table:formula="of:=2^[.D8]-1" office:value-type="float" office:value="3" calcext:value-type="float">
            <text:p>3</text:p>
          </table:table-cell>
          <table:table-cell table:style-name="ce23" table:formula="of:=2^[.E8]" office:value-type="float" office:value="131072" calcext:value-type="float">
            <text:p>131072</text:p>
          </table:table-cell>
          <table:table-cell table:style-name="ce23" table:formula="of:=MOD([.C8];[.C7])" office:value-type="float" office:value="0" calcext:value-type="float">
            <text:p>0</text:p>
          </table:table-cell>
          <table:table-cell table:style-name="ce23"/>
          <table:table-cell table:style-name="ce26" table:number-columns-repeated="2"/>
        </table:table-row>
        <table:table-row table:style-name="ro4">
          <table:table-cell table:style-name="ce20" office:value-type="float" office:value="31" calcext:value-type="float">
            <text:p>31</text:p>
          </table:table-cell>
          <table:table-cell table:style-name="ce20" table:formula="of:=2^[.A9]-1" office:value-type="float" office:value="2147483647" calcext:value-type="float">
            <text:p>2147483647</text:p>
          </table:table-cell>
          <table:table-cell table:style-name="ce20" table:formula="of:=[.B10]-[.B9]" office:value-type="float" office:value="2.30584300706621E+018" calcext:value-type="float">
            <text:p>2,30584300706621E+018</text:p>
          </table:table-cell>
          <table:table-cell table:style-name="ce22" table:formula="of:=[.A9]-[.E9]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9" table:formula="of:=2^[.D9]-1" office:value-type="float" office:value="4095" calcext:value-type="float">
            <text:p>4095</text:p>
          </table:table-cell>
          <table:table-cell table:style-name="ce23" table:formula="of:=2^[.E9]" office:value-type="float" office:value="524288" calcext:value-type="float">
            <text:p>524288</text:p>
          </table:table-cell>
          <table:table-cell table:style-name="ce23" office:value-type="string" calcext:value-type="string">
            <text:p>‘</text:p>
          </table:table-cell>
          <table:table-cell table:style-name="ce26" table:number-columns-repeated="3"/>
        </table:table-row>
        <table:table-row table:style-name="ro4">
          <table:table-cell table:style-name="ce20" office:value-type="float" office:value="61" calcext:value-type="float">
            <text:p>61</text:p>
          </table:table-cell>
          <table:table-cell table:style-name="ce20" table:formula="of:=2^[.A10]-1" office:value-type="float" office:value="2.30584300921369E+018" calcext:value-type="float">
            <text:p>2,30584300921369E+018</text:p>
          </table:table-cell>
          <table:table-cell table:style-name="ce20" table:formula="of:=[.B11]-[.B10]" office:value-type="float" office:value="6.18970017336847E+026" calcext:value-type="float">
            <text:p>6,18970017336847E+026</text:p>
          </table:table-cell>
          <table:table-cell table:style-name="ce22" table:formula="of:=[.A10]-[.E10]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9" table:formula="of:=2^[.D10]-1" office:value-type="float" office:value="1073741823" calcext:value-type="float">
            <text:p>1073741823</text:p>
          </table:table-cell>
          <table:table-cell table:style-name="ce23" table:formula="of:=2^[.E10]" office:value-type="float" office:value="2147483648" calcext:value-type="float">
            <text:p>2147483648</text:p>
          </table:table-cell>
          <table:table-cell table:style-name="ce23" table:formula="of:=MOD([.C10];[.C9])" office:value-type="float" office:value="5.7646075015594E+017" calcext:value-type="float">
            <text:p>5,7646075015594E+017</text:p>
          </table:table-cell>
          <table:table-cell table:style-name="ce26" table:number-columns-repeated="3"/>
        </table:table-row>
        <table:table-row table:style-name="ro4">
          <table:table-cell table:style-name="ce20" office:value-type="float" office:value="89" calcext:value-type="float">
            <text:p>89</text:p>
          </table:table-cell>
          <table:table-cell table:style-name="ce20" table:formula="of:=2^[.A11]-1" office:value-type="float" office:value="6.1897001964269E+026" calcext:value-type="float">
            <text:p>6,1897001964269E+026</text:p>
          </table:table-cell>
          <table:table-cell table:style-name="ce20" table:formula="of:=[.B12]-[.B11]" office:value-type="float" office:value="1.62258657859194E+032" calcext:value-type="float">
            <text:p>1,62258657859194E+032</text:p>
          </table:table-cell>
          <table:table-cell table:style-name="ce22" table:formula="of:=[.A11]-[.E11]" office:value-type="float" office:value="28" calcext:value-type="float">
            <text:p>28</text:p>
          </table:table-cell>
          <table:table-cell table:style-name="ce12" office:value-type="float" office:value="61" calcext:value-type="float">
            <text:p>61</text:p>
          </table:table-cell>
          <table:table-cell table:style-name="ce9" table:formula="of:=2^[.D11]-1" office:value-type="float" office:value="268435455" calcext:value-type="float">
            <text:p>268435455</text:p>
          </table:table-cell>
          <table:table-cell table:style-name="ce23" table:formula="of:=2^[.E11]" office:value-type="float" office:value="2.30584300921369E+018" calcext:value-type="float">
            <text:p>2,30584300921369E+018</text:p>
          </table:table-cell>
          <table:table-cell table:style-name="ce23"/>
          <table:table-cell table:style-name="ce26" table:number-columns-repeated="3"/>
        </table:table-row>
        <table:table-row table:style-name="ro4">
          <table:table-cell table:style-name="ce20" office:value-type="float" office:value="107" calcext:value-type="float">
            <text:p>107</text:p>
          </table:table-cell>
          <table:table-cell table:style-name="ce20" table:formula="of:=2^[.A12]-1" office:value-type="float" office:value="1.62259276829213E+032" calcext:value-type="float">
            <text:p>1,62259276829213E+032</text:p>
          </table:table-cell>
          <table:table-cell table:style-name="ce20" table:formula="of:=[.B13]-[.B12]" office:value-type="float" office:value="1.70141021201192E+038" calcext:value-type="float">
            <text:p>1,70141021201192E+038</text:p>
          </table:table-cell>
          <table:table-cell table:style-name="ce22" table:formula="of:=[.A12]-[.E12]" office:value-type="float" office:value="18" calcext:value-type="float">
            <text:p>18</text:p>
          </table:table-cell>
          <table:table-cell table:style-name="ce12" office:value-type="float" office:value="89" calcext:value-type="float">
            <text:p>89</text:p>
          </table:table-cell>
          <table:table-cell table:style-name="ce9" table:formula="of:=2^[.D12]-1" office:value-type="float" office:value="262143" calcext:value-type="float">
            <text:p>262143</text:p>
          </table:table-cell>
          <table:table-cell table:style-name="ce23" table:formula="of:=2^[.E12]" office:value-type="float" office:value="6.1897001964269E+026" calcext:value-type="float">
            <text:p>6,1897001964269E+026</text:p>
          </table:table-cell>
          <table:table-cell table:style-name="ce23"/>
          <table:table-cell table:style-name="ce26" table:number-columns-repeated="3"/>
        </table:table-row>
        <table:table-row table:style-name="ro4">
          <table:table-cell table:style-name="ce20" office:value-type="float" office:value="127" calcext:value-type="float">
            <text:p>127</text:p>
          </table:table-cell>
          <table:table-cell table:style-name="ce20" table:formula="of:=2^[.A13]-1" office:value-type="float" office:value="1.70141183460469E+038" calcext:value-type="float">
            <text:p>1,70141183460469E+038</text:p>
          </table:table-cell>
          <table:table-cell table:style-name="ce20" table:formula="of:=[.B14]-[.B13]" office:value-type="float" office:value="6.86479766013061E+156" calcext:value-type="float">
            <text:p>6,86479766013061E+156</text:p>
          </table:table-cell>
          <table:table-cell table:style-name="ce22" table:formula="of:=[.A13]-[.E13]" office:value-type="float" office:value="20" calcext:value-type="float">
            <text:p>20</text:p>
          </table:table-cell>
          <table:table-cell table:style-name="ce12" office:value-type="float" office:value="107" calcext:value-type="float">
            <text:p>107</text:p>
          </table:table-cell>
          <table:table-cell table:style-name="ce9" table:formula="of:=2^[.D13]-1" office:value-type="float" office:value="1048575" calcext:value-type="float">
            <text:p>1048575</text:p>
          </table:table-cell>
          <table:table-cell table:style-name="ce23" table:formula="of:=2^[.E13]" office:value-type="float" office:value="1.62259276829213E+032" calcext:value-type="float">
            <text:p>1,62259276829213E+032</text:p>
          </table:table-cell>
          <table:table-cell table:style-name="ce23"/>
          <table:table-cell table:style-name="ce26" table:number-columns-repeated="3"/>
        </table:table-row>
        <table:table-row table:style-name="ro4">
          <table:table-cell table:style-name="ce20" office:value-type="float" office:value="521" calcext:value-type="float">
            <text:p>521</text:p>
          </table:table-cell>
          <table:table-cell table:style-name="ce20" table:formula="of:=2^[.A14]-1" office:value-type="float" office:value="6.86479766013061E+156" calcext:value-type="float">
            <text:p>6,86479766013061E+156</text:p>
          </table:table-cell>
          <table:table-cell table:style-name="ce20" table:formula="of:=[.B15]-[.B14]" office:value-type="float" office:value="5.31137992816767E+182" calcext:value-type="float">
            <text:p>5,31137992816767E+182</text:p>
          </table:table-cell>
          <table:table-cell table:style-name="ce22" table:formula="of:=[.A14]-[.E14]" office:value-type="float" office:value="394" calcext:value-type="float">
            <text:p>394</text:p>
          </table:table-cell>
          <table:table-cell table:style-name="ce12" office:value-type="float" office:value="127" calcext:value-type="float">
            <text:p>127</text:p>
          </table:table-cell>
          <table:table-cell table:style-name="ce9"/>
          <table:table-cell table:style-name="ce23" table:number-columns-repeated="2"/>
          <table:table-cell table:style-name="ce26" table:number-columns-repeated="3"/>
        </table:table-row>
        <table:table-row table:style-name="ro4">
          <table:table-cell table:style-name="ce20" office:value-type="float" office:value="607" calcext:value-type="float">
            <text:p>607</text:p>
          </table:table-cell>
          <table:table-cell table:style-name="ce20" table:formula="of:=2^[.A15]-1" office:value-type="float" office:value="5.31137992816767E+182" calcext:value-type="float">
            <text:p>5,31137992816767E+182</text:p>
          </table:table-cell>
          <table:table-cell table:style-name="ce20" table:formula="of:=[.B16]-[.B15]" office:value-type="string" office:string-value="" calcext:value-type="error">
            <text:p>#NÚM!</text:p>
          </table:table-cell>
          <table:table-cell table:style-name="ce22" table:formula="of:=[.A15]-[.E15]" office:value-type="float" office:value="86" calcext:value-type="float">
            <text:p>86</text:p>
          </table:table-cell>
          <table:table-cell table:style-name="ce12" office:value-type="float" office:value="521" calcext:value-type="float">
            <text:p>521</text:p>
          </table:table-cell>
          <table:table-cell table:style-name="ce9"/>
          <table:table-cell table:style-name="ce23" table:number-columns-repeated="2"/>
          <table:table-cell table:style-name="ce26" table:number-columns-repeated="3"/>
        </table:table-row>
        <table:table-row table:style-name="ro4">
          <table:table-cell table:style-name="ce20" office:value-type="float" office:value="1279" calcext:value-type="float">
            <text:p>1279</text:p>
          </table:table-cell>
          <table:table-cell table:style-name="ce20" table:formula="of:=2^[.A16]-1" office:value-type="string" office:string-value="" calcext:value-type="error">
            <text:p>#NÚM!</text:p>
          </table:table-cell>
          <table:table-cell table:style-name="ce20" table:formula="of:=[.B17]-[.B16]" office:value-type="string" office:string-value="" calcext:value-type="error">
            <text:p>#NÚM!</text:p>
          </table:table-cell>
          <table:table-cell table:style-name="ce22" table:formula="of:=[.A16]-[.E16]" office:value-type="float" office:value="672" calcext:value-type="float">
            <text:p>672</text:p>
          </table:table-cell>
          <table:table-cell table:style-name="ce12" office:value-type="float" office:value="607" calcext:value-type="float">
            <text:p>60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203" calcext:value-type="float">
            <text:p>2203</text:p>
          </table:table-cell>
          <table:table-cell table:style-name="ce20" table:formula="of:=2^[.A17]-1" office:value-type="string" office:string-value="" calcext:value-type="error">
            <text:p>#NÚM!</text:p>
          </table:table-cell>
          <table:table-cell table:style-name="ce20" table:formula="of:=[.B18]-[.B17]" office:value-type="string" office:string-value="" calcext:value-type="error">
            <text:p>#NÚM!</text:p>
          </table:table-cell>
          <table:table-cell table:style-name="ce22" table:formula="of:=[.A17]-[.E17]" office:value-type="float" office:value="924" calcext:value-type="float">
            <text:p>924</text:p>
          </table:table-cell>
          <table:table-cell table:style-name="ce12" office:value-type="float" office:value="1279" calcext:value-type="float">
            <text:p>127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281" calcext:value-type="float">
            <text:p>2281</text:p>
          </table:table-cell>
          <table:table-cell table:style-name="ce20" table:formula="of:=2^[.A18]-1" office:value-type="string" office:string-value="" calcext:value-type="error">
            <text:p>#NÚM!</text:p>
          </table:table-cell>
          <table:table-cell table:style-name="ce20" table:formula="of:=[.B19]-[.B18]" office:value-type="string" office:string-value="" calcext:value-type="error">
            <text:p>#NÚM!</text:p>
          </table:table-cell>
          <table:table-cell table:style-name="ce22" table:formula="of:=[.A18]-[.E18]" office:value-type="float" office:value="78" calcext:value-type="float">
            <text:p>78</text:p>
          </table:table-cell>
          <table:table-cell table:style-name="ce12" office:value-type="float" office:value="2203" calcext:value-type="float">
            <text:p>220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3217" calcext:value-type="float">
            <text:p>3217</text:p>
          </table:table-cell>
          <table:table-cell table:style-name="ce20" table:formula="of:=2^[.A19]-1" office:value-type="string" office:string-value="" calcext:value-type="error">
            <text:p>#NÚM!</text:p>
          </table:table-cell>
          <table:table-cell table:style-name="ce20" table:formula="of:=[.B20]-[.B19]" office:value-type="string" office:string-value="" calcext:value-type="error">
            <text:p>#NÚM!</text:p>
          </table:table-cell>
          <table:table-cell table:style-name="ce22" table:formula="of:=[.A19]-[.E19]" office:value-type="float" office:value="936" calcext:value-type="float">
            <text:p>936</text:p>
          </table:table-cell>
          <table:table-cell table:style-name="ce12" office:value-type="float" office:value="2281" calcext:value-type="float">
            <text:p>228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4253" calcext:value-type="float">
            <text:p>4253</text:p>
          </table:table-cell>
          <table:table-cell table:style-name="ce20" table:formula="of:=2^[.A20]-1" office:value-type="string" office:string-value="" calcext:value-type="error">
            <text:p>#NÚM!</text:p>
          </table:table-cell>
          <table:table-cell table:style-name="ce20" table:formula="of:=[.B21]-[.B20]" office:value-type="string" office:string-value="" calcext:value-type="error">
            <text:p>#NÚM!</text:p>
          </table:table-cell>
          <table:table-cell table:style-name="ce22" table:formula="of:=[.A20]-[.E20]" office:value-type="float" office:value="1036" calcext:value-type="float">
            <text:p>1036</text:p>
          </table:table-cell>
          <table:table-cell table:style-name="ce12" office:value-type="float" office:value="3217" calcext:value-type="float">
            <text:p>321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4423" calcext:value-type="float">
            <text:p>4423</text:p>
          </table:table-cell>
          <table:table-cell table:style-name="ce20" table:formula="of:=2^[.A21]-1" office:value-type="string" office:string-value="" calcext:value-type="error">
            <text:p>#NÚM!</text:p>
          </table:table-cell>
          <table:table-cell table:style-name="ce20" table:formula="of:=[.B22]-[.B21]" office:value-type="string" office:string-value="" calcext:value-type="error">
            <text:p>#NÚM!</text:p>
          </table:table-cell>
          <table:table-cell table:style-name="ce22" table:formula="of:=[.A21]-[.E21]" office:value-type="float" office:value="170" calcext:value-type="float">
            <text:p>170</text:p>
          </table:table-cell>
          <table:table-cell table:style-name="ce12" office:value-type="float" office:value="4253" calcext:value-type="float">
            <text:p>425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9689" calcext:value-type="float">
            <text:p>9689</text:p>
          </table:table-cell>
          <table:table-cell table:style-name="ce20" table:formula="of:=2^[.A22]-1" office:value-type="string" office:string-value="" calcext:value-type="error">
            <text:p>#NÚM!</text:p>
          </table:table-cell>
          <table:table-cell table:style-name="ce20" table:formula="of:=[.B23]-[.B22]" office:value-type="string" office:string-value="" calcext:value-type="error">
            <text:p>#NÚM!</text:p>
          </table:table-cell>
          <table:table-cell table:style-name="ce22" table:formula="of:=[.A22]-[.E22]" office:value-type="float" office:value="5266" calcext:value-type="float">
            <text:p>5266</text:p>
          </table:table-cell>
          <table:table-cell table:style-name="ce12" office:value-type="float" office:value="4423" calcext:value-type="float">
            <text:p>442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9941" calcext:value-type="float">
            <text:p>9941</text:p>
          </table:table-cell>
          <table:table-cell table:style-name="ce20" table:formula="of:=2^[.A23]-1" office:value-type="string" office:string-value="" calcext:value-type="error">
            <text:p>#NÚM!</text:p>
          </table:table-cell>
          <table:table-cell table:style-name="ce20" table:formula="of:=[.B24]-[.B23]" office:value-type="string" office:string-value="" calcext:value-type="error">
            <text:p>#NÚM!</text:p>
          </table:table-cell>
          <table:table-cell table:style-name="ce22" table:formula="of:=[.A23]-[.E23]" office:value-type="float" office:value="252" calcext:value-type="float">
            <text:p>252</text:p>
          </table:table-cell>
          <table:table-cell table:style-name="ce12" office:value-type="float" office:value="9689" calcext:value-type="float">
            <text:p>968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1213" calcext:value-type="float">
            <text:p>11213</text:p>
          </table:table-cell>
          <table:table-cell table:style-name="ce20" table:formula="of:=2^[.A24]-1" office:value-type="string" office:string-value="" calcext:value-type="error">
            <text:p>#NÚM!</text:p>
          </table:table-cell>
          <table:table-cell table:style-name="ce20" table:formula="of:=[.B25]-[.B24]" office:value-type="string" office:string-value="" calcext:value-type="error">
            <text:p>#NÚM!</text:p>
          </table:table-cell>
          <table:table-cell table:style-name="ce22" table:formula="of:=[.A24]-[.E24]" office:value-type="float" office:value="1272" calcext:value-type="float">
            <text:p>1272</text:p>
          </table:table-cell>
          <table:table-cell table:style-name="ce12" office:value-type="float" office:value="9941" calcext:value-type="float">
            <text:p>994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9937" calcext:value-type="float">
            <text:p>19937</text:p>
          </table:table-cell>
          <table:table-cell table:style-name="ce20" table:formula="of:=2^[.A25]-1" office:value-type="string" office:string-value="" calcext:value-type="error">
            <text:p>#NÚM!</text:p>
          </table:table-cell>
          <table:table-cell table:style-name="ce20" table:formula="of:=[.B26]-[.B25]" office:value-type="string" office:string-value="" calcext:value-type="error">
            <text:p>#NÚM!</text:p>
          </table:table-cell>
          <table:table-cell table:style-name="ce22" table:formula="of:=[.A25]-[.E25]" office:value-type="float" office:value="8724" calcext:value-type="float">
            <text:p>8724</text:p>
          </table:table-cell>
          <table:table-cell table:style-name="ce12" office:value-type="float" office:value="11213" calcext:value-type="float">
            <text:p>1121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1701" calcext:value-type="float">
            <text:p>21701</text:p>
          </table:table-cell>
          <table:table-cell table:style-name="ce20" table:formula="of:=2^[.A26]-1" office:value-type="string" office:string-value="" calcext:value-type="error">
            <text:p>#NÚM!</text:p>
          </table:table-cell>
          <table:table-cell table:style-name="ce20" table:formula="of:=[.B27]-[.B26]" office:value-type="string" office:string-value="" calcext:value-type="error">
            <text:p>#NÚM!</text:p>
          </table:table-cell>
          <table:table-cell table:style-name="ce22" table:formula="of:=[.A26]-[.E26]" office:value-type="float" office:value="1764" calcext:value-type="float">
            <text:p>1764</text:p>
          </table:table-cell>
          <table:table-cell table:style-name="ce12" office:value-type="float" office:value="19937" calcext:value-type="float">
            <text:p>1993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3209" calcext:value-type="float">
            <text:p>23209</text:p>
          </table:table-cell>
          <table:table-cell table:style-name="ce20" table:formula="of:=2^[.A27]-1" office:value-type="string" office:string-value="" calcext:value-type="error">
            <text:p>#NÚM!</text:p>
          </table:table-cell>
          <table:table-cell table:style-name="ce20" table:formula="of:=[.B28]-[.B27]" office:value-type="string" office:string-value="" calcext:value-type="error">
            <text:p>#NÚM!</text:p>
          </table:table-cell>
          <table:table-cell table:style-name="ce22" table:formula="of:=[.A27]-[.E27]" office:value-type="float" office:value="1508" calcext:value-type="float">
            <text:p>1508</text:p>
          </table:table-cell>
          <table:table-cell table:style-name="ce12" office:value-type="float" office:value="21701" calcext:value-type="float">
            <text:p>2170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44497" calcext:value-type="float">
            <text:p>44497</text:p>
          </table:table-cell>
          <table:table-cell table:style-name="ce20" table:formula="of:=2^[.A28]-1" office:value-type="string" office:string-value="" calcext:value-type="error">
            <text:p>#NÚM!</text:p>
          </table:table-cell>
          <table:table-cell table:style-name="ce20" table:formula="of:=[.B29]-[.B28]" office:value-type="string" office:string-value="" calcext:value-type="error">
            <text:p>#NÚM!</text:p>
          </table:table-cell>
          <table:table-cell table:style-name="ce22" table:formula="of:=[.A28]-[.E28]" office:value-type="float" office:value="21288" calcext:value-type="float">
            <text:p>21288</text:p>
          </table:table-cell>
          <table:table-cell table:style-name="ce12" office:value-type="float" office:value="23209" calcext:value-type="float">
            <text:p>2320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86243" calcext:value-type="float">
            <text:p>86243</text:p>
          </table:table-cell>
          <table:table-cell table:style-name="ce20" table:formula="of:=2^[.A29]-1" office:value-type="string" office:string-value="" calcext:value-type="error">
            <text:p>#NÚM!</text:p>
          </table:table-cell>
          <table:table-cell table:style-name="ce20" table:formula="of:=[.B30]-[.B29]" office:value-type="string" office:string-value="" calcext:value-type="error">
            <text:p>#NÚM!</text:p>
          </table:table-cell>
          <table:table-cell table:style-name="ce22" table:formula="of:=[.A29]-[.E29]" office:value-type="float" office:value="41746" calcext:value-type="float">
            <text:p>41746</text:p>
          </table:table-cell>
          <table:table-cell table:style-name="ce12" office:value-type="float" office:value="44497" calcext:value-type="float">
            <text:p>4449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10503" calcext:value-type="float">
            <text:p>110503</text:p>
          </table:table-cell>
          <table:table-cell table:style-name="ce20" table:formula="of:=2^[.A30]-1" office:value-type="string" office:string-value="" calcext:value-type="error">
            <text:p>#NÚM!</text:p>
          </table:table-cell>
          <table:table-cell table:style-name="ce20" table:formula="of:=[.B31]-[.B30]" office:value-type="string" office:string-value="" calcext:value-type="error">
            <text:p>#NÚM!</text:p>
          </table:table-cell>
          <table:table-cell table:style-name="ce22" table:formula="of:=[.A30]-[.E30]" office:value-type="float" office:value="24260" calcext:value-type="float">
            <text:p>24260</text:p>
          </table:table-cell>
          <table:table-cell table:style-name="ce12" office:value-type="float" office:value="86243" calcext:value-type="float">
            <text:p>8624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32049" calcext:value-type="float">
            <text:p>132049</text:p>
          </table:table-cell>
          <table:table-cell table:style-name="ce20" table:formula="of:=2^[.A31]-1" office:value-type="string" office:string-value="" calcext:value-type="error">
            <text:p>#NÚM!</text:p>
          </table:table-cell>
          <table:table-cell table:style-name="ce20" table:formula="of:=[.B32]-[.B31]" office:value-type="string" office:string-value="" calcext:value-type="error">
            <text:p>#NÚM!</text:p>
          </table:table-cell>
          <table:table-cell table:style-name="ce22" table:formula="of:=[.A31]-[.E31]" office:value-type="float" office:value="21546" calcext:value-type="float">
            <text:p>21546</text:p>
          </table:table-cell>
          <table:table-cell table:style-name="ce12" office:value-type="float" office:value="110503" calcext:value-type="float">
            <text:p>11050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16091" calcext:value-type="float">
            <text:p>216091</text:p>
          </table:table-cell>
          <table:table-cell table:style-name="ce20" table:formula="of:=2^[.A32]-1" office:value-type="string" office:string-value="" calcext:value-type="error">
            <text:p>#NÚM!</text:p>
          </table:table-cell>
          <table:table-cell table:style-name="ce20" table:formula="of:=[.B33]-[.B32]" office:value-type="string" office:string-value="" calcext:value-type="error">
            <text:p>#NÚM!</text:p>
          </table:table-cell>
          <table:table-cell table:style-name="ce22" table:formula="of:=[.A32]-[.E32]" office:value-type="float" office:value="84042" calcext:value-type="float">
            <text:p>84042</text:p>
          </table:table-cell>
          <table:table-cell table:style-name="ce12" office:value-type="float" office:value="132049" calcext:value-type="float">
            <text:p>13204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756839" calcext:value-type="float">
            <text:p>756839</text:p>
          </table:table-cell>
          <table:table-cell table:style-name="ce20" table:formula="of:=2^[.A33]-1" office:value-type="string" office:string-value="" calcext:value-type="error">
            <text:p>#NÚM!</text:p>
          </table:table-cell>
          <table:table-cell table:style-name="ce20" table:formula="of:=[.B34]-[.B33]" office:value-type="string" office:string-value="" calcext:value-type="error">
            <text:p>#NÚM!</text:p>
          </table:table-cell>
          <table:table-cell table:style-name="ce22" table:formula="of:=[.A33]-[.E33]" office:value-type="float" office:value="540748" calcext:value-type="float">
            <text:p>540748</text:p>
          </table:table-cell>
          <table:table-cell table:style-name="ce12" office:value-type="float" office:value="216091" calcext:value-type="float">
            <text:p>21609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859433" calcext:value-type="float">
            <text:p>859433</text:p>
          </table:table-cell>
          <table:table-cell table:style-name="ce20" table:formula="of:=2^[.A34]-1" office:value-type="string" office:string-value="" calcext:value-type="error">
            <text:p>#NÚM!</text:p>
          </table:table-cell>
          <table:table-cell table:style-name="ce20" table:formula="of:=[.B35]-[.B34]" office:value-type="string" office:string-value="" calcext:value-type="error">
            <text:p>#NÚM!</text:p>
          </table:table-cell>
          <table:table-cell table:style-name="ce22" table:formula="of:=[.A34]-[.E34]" office:value-type="float" office:value="102594" calcext:value-type="float">
            <text:p>102594</text:p>
          </table:table-cell>
          <table:table-cell table:style-name="ce12" office:value-type="float" office:value="756839" calcext:value-type="float">
            <text:p>75683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257787" calcext:value-type="float">
            <text:p>1257787</text:p>
          </table:table-cell>
          <table:table-cell table:style-name="ce20" table:formula="of:=2^[.A35]-1" office:value-type="string" office:string-value="" calcext:value-type="error">
            <text:p>#NÚM!</text:p>
          </table:table-cell>
          <table:table-cell table:style-name="ce20" table:formula="of:=[.B36]-[.B35]" office:value-type="string" office:string-value="" calcext:value-type="error">
            <text:p>#NÚM!</text:p>
          </table:table-cell>
          <table:table-cell table:style-name="ce22" table:formula="of:=[.A35]-[.E35]" office:value-type="float" office:value="398354" calcext:value-type="float">
            <text:p>398354</text:p>
          </table:table-cell>
          <table:table-cell table:style-name="ce12" office:value-type="float" office:value="859433" calcext:value-type="float">
            <text:p>85943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398269" calcext:value-type="float">
            <text:p>1398269</text:p>
          </table:table-cell>
          <table:table-cell table:style-name="ce20" table:formula="of:=2^[.A36]-1" office:value-type="string" office:string-value="" calcext:value-type="error">
            <text:p>#NÚM!</text:p>
          </table:table-cell>
          <table:table-cell table:style-name="ce20" table:formula="of:=[.B37]-[.B36]" office:value-type="string" office:string-value="" calcext:value-type="error">
            <text:p>#NÚM!</text:p>
          </table:table-cell>
          <table:table-cell table:style-name="ce22" table:formula="of:=[.A36]-[.E36]" office:value-type="float" office:value="140482" calcext:value-type="float">
            <text:p>140482</text:p>
          </table:table-cell>
          <table:table-cell table:style-name="ce12" office:value-type="float" office:value="1257787" calcext:value-type="float">
            <text:p>125778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976221" calcext:value-type="float">
            <text:p>2976221</text:p>
          </table:table-cell>
          <table:table-cell table:style-name="ce20" table:formula="of:=2^[.A37]-1" office:value-type="string" office:string-value="" calcext:value-type="error">
            <text:p>#NÚM!</text:p>
          </table:table-cell>
          <table:table-cell table:style-name="ce20" table:formula="of:=[.B38]-[.B37]" office:value-type="string" office:string-value="" calcext:value-type="error">
            <text:p>#NÚM!</text:p>
          </table:table-cell>
          <table:table-cell table:style-name="ce22" table:formula="of:=[.A37]-[.E37]" office:value-type="float" office:value="1577952" calcext:value-type="float">
            <text:p>1577952</text:p>
          </table:table-cell>
          <table:table-cell table:style-name="ce12" office:value-type="float" office:value="1398269" calcext:value-type="float">
            <text:p>139826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3021377" calcext:value-type="float">
            <text:p>3021377</text:p>
          </table:table-cell>
          <table:table-cell table:style-name="ce20" table:formula="of:=2^[.A38]-1" office:value-type="string" office:string-value="" calcext:value-type="error">
            <text:p>#NÚM!</text:p>
          </table:table-cell>
          <table:table-cell table:style-name="ce20" table:formula="of:=[.B39]-[.B38]" office:value-type="string" office:string-value="" calcext:value-type="error">
            <text:p>#NÚM!</text:p>
          </table:table-cell>
          <table:table-cell table:style-name="ce22" table:formula="of:=[.A38]-[.E38]" office:value-type="float" office:value="45156" calcext:value-type="float">
            <text:p>45156</text:p>
          </table:table-cell>
          <table:table-cell table:style-name="ce12" office:value-type="float" office:value="2976221" calcext:value-type="float">
            <text:p>297622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6972593" calcext:value-type="float">
            <text:p>6972593</text:p>
          </table:table-cell>
          <table:table-cell table:style-name="ce20" table:formula="of:=2^[.A39]-1" office:value-type="string" office:string-value="" calcext:value-type="error">
            <text:p>#NÚM!</text:p>
          </table:table-cell>
          <table:table-cell table:style-name="ce20" table:formula="of:=[.B40]-[.B39]" office:value-type="string" office:string-value="" calcext:value-type="error">
            <text:p>#NÚM!</text:p>
          </table:table-cell>
          <table:table-cell table:style-name="ce22" table:formula="of:=[.A39]-[.E39]" office:value-type="float" office:value="3951216" calcext:value-type="float">
            <text:p>3951216</text:p>
          </table:table-cell>
          <table:table-cell table:style-name="ce12" office:value-type="float" office:value="3021377" calcext:value-type="float">
            <text:p>302137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13466917" calcext:value-type="float">
            <text:p>13466917</text:p>
          </table:table-cell>
          <table:table-cell table:style-name="ce20" table:formula="of:=2^[.A40]-1" office:value-type="string" office:string-value="" calcext:value-type="error">
            <text:p>#NÚM!</text:p>
          </table:table-cell>
          <table:table-cell table:style-name="ce20" table:formula="of:=[.B41]-[.B40]" office:value-type="string" office:string-value="" calcext:value-type="error">
            <text:p>#NÚM!</text:p>
          </table:table-cell>
          <table:table-cell table:style-name="ce22" table:formula="of:=[.A40]-[.E40]" office:value-type="float" office:value="6494324" calcext:value-type="float">
            <text:p>6494324</text:p>
          </table:table-cell>
          <table:table-cell table:style-name="ce12" office:value-type="float" office:value="6972593" calcext:value-type="float">
            <text:p>697259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0996011" calcext:value-type="float">
            <text:p>20996011</text:p>
          </table:table-cell>
          <table:table-cell table:style-name="ce20" table:formula="of:=2^[.A41]-1" office:value-type="string" office:string-value="" calcext:value-type="error">
            <text:p>#NÚM!</text:p>
          </table:table-cell>
          <table:table-cell table:style-name="ce20" table:formula="of:=[.B42]-[.B41]" office:value-type="string" office:string-value="" calcext:value-type="error">
            <text:p>#NÚM!</text:p>
          </table:table-cell>
          <table:table-cell table:style-name="ce22" table:formula="of:=[.A41]-[.E41]" office:value-type="float" office:value="7529094" calcext:value-type="float">
            <text:p>7529094</text:p>
          </table:table-cell>
          <table:table-cell table:style-name="ce12" office:value-type="float" office:value="13466917" calcext:value-type="float">
            <text:p>1346691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4036583" calcext:value-type="float">
            <text:p>24036583</text:p>
          </table:table-cell>
          <table:table-cell table:style-name="ce20" table:formula="of:=2^[.A42]-1" office:value-type="string" office:string-value="" calcext:value-type="error">
            <text:p>#NÚM!</text:p>
          </table:table-cell>
          <table:table-cell table:style-name="ce20" table:formula="of:=[.B43]-[.B42]" office:value-type="string" office:string-value="" calcext:value-type="error">
            <text:p>#NÚM!</text:p>
          </table:table-cell>
          <table:table-cell table:style-name="ce22" table:formula="of:=[.A42]-[.E42]" office:value-type="float" office:value="3040572" calcext:value-type="float">
            <text:p>3040572</text:p>
          </table:table-cell>
          <table:table-cell table:style-name="ce12" office:value-type="float" office:value="20996011" calcext:value-type="float">
            <text:p>2099601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25964951" calcext:value-type="float">
            <text:p>25964951</text:p>
          </table:table-cell>
          <table:table-cell table:style-name="ce20" table:formula="of:=2^[.A43]-1" office:value-type="string" office:string-value="" calcext:value-type="error">
            <text:p>#NÚM!</text:p>
          </table:table-cell>
          <table:table-cell table:style-name="ce20" table:formula="of:=[.B44]-[.B43]" office:value-type="string" office:string-value="" calcext:value-type="error">
            <text:p>#NÚM!</text:p>
          </table:table-cell>
          <table:table-cell table:style-name="ce22" table:formula="of:=[.A43]-[.E43]" office:value-type="float" office:value="1928368" calcext:value-type="float">
            <text:p>1928368</text:p>
          </table:table-cell>
          <table:table-cell table:style-name="ce12" office:value-type="float" office:value="24036583" calcext:value-type="float">
            <text:p>24036583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30402457" calcext:value-type="float">
            <text:p>30402457</text:p>
          </table:table-cell>
          <table:table-cell table:style-name="ce20" table:formula="of:=2^[.A44]-1" office:value-type="string" office:string-value="" calcext:value-type="error">
            <text:p>#NÚM!</text:p>
          </table:table-cell>
          <table:table-cell table:style-name="ce20" table:formula="of:=[.B45]-[.B44]" office:value-type="string" office:string-value="" calcext:value-type="error">
            <text:p>#NÚM!</text:p>
          </table:table-cell>
          <table:table-cell table:style-name="ce22" table:formula="of:=[.A44]-[.E44]" office:value-type="float" office:value="4437506" calcext:value-type="float">
            <text:p>4437506</text:p>
          </table:table-cell>
          <table:table-cell table:style-name="ce12" office:value-type="float" office:value="25964951" calcext:value-type="float">
            <text:p>2596495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32582657" calcext:value-type="float">
            <text:p>32582657</text:p>
          </table:table-cell>
          <table:table-cell table:style-name="ce20" table:formula="of:=2^[.A45]-1" office:value-type="string" office:string-value="" calcext:value-type="error">
            <text:p>#NÚM!</text:p>
          </table:table-cell>
          <table:table-cell table:style-name="ce20" table:formula="of:=[.B46]-[.B45]" office:value-type="string" office:string-value="" calcext:value-type="error">
            <text:p>#NÚM!</text:p>
          </table:table-cell>
          <table:table-cell table:style-name="ce22" table:formula="of:=[.A45]-[.E45]" office:value-type="float" office:value="2180200" calcext:value-type="float">
            <text:p>2180200</text:p>
          </table:table-cell>
          <table:table-cell table:style-name="ce12" office:value-type="float" office:value="30402457" calcext:value-type="float">
            <text:p>3040245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37156667" calcext:value-type="float">
            <text:p>37156667</text:p>
          </table:table-cell>
          <table:table-cell table:style-name="ce20" table:formula="of:=2^[.A46]-1" office:value-type="string" office:string-value="" calcext:value-type="error">
            <text:p>#NÚM!</text:p>
          </table:table-cell>
          <table:table-cell table:style-name="ce20" table:formula="of:=[.B47]-[.B46]" office:value-type="string" office:string-value="" calcext:value-type="error">
            <text:p>#NÚM!</text:p>
          </table:table-cell>
          <table:table-cell table:style-name="ce22" table:formula="of:=[.A46]-[.E46]" office:value-type="float" office:value="4574010" calcext:value-type="float">
            <text:p>4574010</text:p>
          </table:table-cell>
          <table:table-cell table:style-name="ce12" office:value-type="float" office:value="32582657" calcext:value-type="float">
            <text:p>3258265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42643801" calcext:value-type="float">
            <text:p>42643801</text:p>
          </table:table-cell>
          <table:table-cell table:style-name="ce20" table:formula="of:=2^[.A47]-1" office:value-type="string" office:string-value="" calcext:value-type="error">
            <text:p>#NÚM!</text:p>
          </table:table-cell>
          <table:table-cell table:style-name="ce20" table:formula="of:=[.B48]-[.B47]" office:value-type="string" office:string-value="" calcext:value-type="error">
            <text:p>#NÚM!</text:p>
          </table:table-cell>
          <table:table-cell table:style-name="ce22" table:formula="of:=[.A47]-[.E47]" office:value-type="float" office:value="5487134" calcext:value-type="float">
            <text:p>5487134</text:p>
          </table:table-cell>
          <table:table-cell table:style-name="ce12" office:value-type="float" office:value="37156667" calcext:value-type="float">
            <text:p>37156667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43112609" calcext:value-type="float">
            <text:p>43112609</text:p>
          </table:table-cell>
          <table:table-cell table:style-name="ce20" table:formula="of:=2^[.A48]-1" office:value-type="string" office:string-value="" calcext:value-type="error">
            <text:p>#NÚM!</text:p>
          </table:table-cell>
          <table:table-cell table:style-name="ce20" table:formula="of:=[.B49]-[.B48]" office:value-type="string" office:string-value="" calcext:value-type="error">
            <text:p>#NÚM!</text:p>
          </table:table-cell>
          <table:table-cell table:style-name="ce22" table:formula="of:=[.A48]-[.E48]" office:value-type="float" office:value="468808" calcext:value-type="float">
            <text:p>468808</text:p>
          </table:table-cell>
          <table:table-cell table:style-name="ce12" office:value-type="float" office:value="42643801" calcext:value-type="float">
            <text:p>42643801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57885161" calcext:value-type="float">
            <text:p>57885161</text:p>
          </table:table-cell>
          <table:table-cell table:style-name="ce20" table:formula="of:=2^[.A49]-1" office:value-type="string" office:string-value="" calcext:value-type="error">
            <text:p>#NÚM!</text:p>
          </table:table-cell>
          <table:table-cell table:style-name="ce20" table:formula="of:=[.B50]-[.B49]" office:value-type="string" office:string-value="" calcext:value-type="error">
            <text:p>#NÚM!</text:p>
          </table:table-cell>
          <table:table-cell table:style-name="ce22" table:formula="of:=[.A49]-[.E49]" office:value-type="float" office:value="14772552" calcext:value-type="float">
            <text:p>14772552</text:p>
          </table:table-cell>
          <table:table-cell table:style-name="ce12" office:value-type="float" office:value="43112609" calcext:value-type="float">
            <text:p>43112609</text:p>
          </table:table-cell>
          <table:table-cell table:style-name="ce9"/>
          <table:table-cell table:style-name="ce23" table:number-columns-repeated="2"/>
          <table:table-cell table:number-columns-repeated="3"/>
        </table:table-row>
        <table:table-row table:style-name="ro4">
          <table:table-cell table:style-name="ce20" office:value-type="float" office:value="74207281" calcext:value-type="float">
            <text:p>74207281</text:p>
          </table:table-cell>
          <table:table-cell table:style-name="ce20" table:formula="of:=2^[.A50]-1" office:value-type="string" office:string-value="" calcext:value-type="error">
            <text:p>#NÚM!</text:p>
          </table:table-cell>
          <table:table-cell/>
          <table:table-cell table:style-name="ce22" table:formula="of:=[.A50]-[.E50]" office:value-type="float" office:value="16322120" calcext:value-type="float">
            <text:p>16322120</text:p>
          </table:table-cell>
          <table:table-cell table:style-name="ce12" office:value-type="float" office:value="57885161" calcext:value-type="float">
            <text:p>57885161</text:p>
          </table:table-cell>
          <table:table-cell table:style-name="ce9"/>
          <table:table-cell table:style-name="ce23" table:number-columns-repeated="2"/>
          <table:table-cell table:style-name="ce26" table:number-columns-repeated="2"/>
          <table:table-cell/>
        </table:table-row>
        <table:table-row table:style-name="ro4">
          <table:table-cell table:number-columns-repeated="3"/>
          <table:table-cell table:style-name="ce23" office:value-type="float" office:value="16322188" calcext:value-type="float">
            <text:p>16322188</text:p>
          </table:table-cell>
          <table:table-cell office:value-type="float" office:value="74207281" calcext:value-type="float">
            <text:p>74207281</text:p>
          </table:table-cell>
          <table:table-cell table:style-name="ce23" table:number-columns-repeated="2"/>
          <table:table-cell table:style-name="ce26" table:number-columns-repeated="3"/>
          <table:table-cell/>
        </table:table-row>
        <table:table-row table:style-name="ro4">
          <table:table-cell table:number-columns-repeated="3"/>
          <table:table-cell table:formula="of:=SUM([.D3:.D51])" office:value-type="float" office:value="90529467" calcext:value-type="float">
            <text:p>90529467</text:p>
          </table:table-cell>
          <table:table-cell table:number-columns-repeated="3"/>
          <table:table-cell table:style-name="ce26" table:number-columns-repeated="3"/>
          <table:table-cell/>
        </table:table-row>
        <table:table-row table:style-name="ro4" table:number-rows-repeated="4">
          <table:table-cell table:number-columns-repeated="7"/>
          <table:table-cell table:style-name="ce26" table:number-columns-repeated="3"/>
          <table:table-cell/>
        </table:table-row>
        <table:table-row table:style-name="ro4">
          <table:table-cell table:number-columns-repeated="7"/>
          <table:table-cell table:style-name="ce26"/>
          <table:table-cell table:style-name="ce27"/>
          <table:table-cell table:style-name="ce26"/>
          <table:table-cell/>
        </table:table-row>
        <table:table-row table:style-name="ro4" table:number-rows-repeated="5">
          <table:table-cell table:number-columns-repeated="7"/>
          <table:table-cell table:style-name="ce26" table:number-columns-repeated="3"/>
          <table:table-cell/>
        </table:table-row>
        <table:table-row table:style-name="ro4" table:number-rows-repeated="1048513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Lucas-Lemer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4">
          <table:table-cell table:style-name="ce20" table:formula="of:=2^19-1" office:value-type="float" office:value="524287" calcext:value-type="float">
            <text:p>524287</text:p>
          </table:table-cell>
          <table:table-cell table:style-name="ce28" table:formula="of:=MOD(((4^2)-2);[.$A$1])" office:value-type="float" office:value="14" calcext:value-type="float">
            <text:p>14</text:p>
          </table:table-cell>
          <table:table-cell table:formula="of:=[.$A$1]-[.B1]" office:value-type="float" office:value="524273" calcext:value-type="float">
            <text:p>524273</text:p>
          </table:table-cell>
        </table:table-row>
        <table:table-row table:style-name="ro4">
          <table:table-cell/>
          <table:table-cell table:formula="of:=MOD((([.B1]^2)-2);[.$A$1])" office:value-type="float" office:value="194" calcext:value-type="float">
            <text:p>194</text:p>
          </table:table-cell>
          <table:table-cell table:formula="of:=[.$A$1]-[.B2]" office:value-type="float" office:value="524093" calcext:value-type="float">
            <text:p>524093</text:p>
          </table:table-cell>
        </table:table-row>
        <table:table-row table:style-name="ro4">
          <table:table-cell/>
          <table:table-cell table:formula="of:=MOD((([.B2]^2)-2);[.$A$1])" office:value-type="float" office:value="37634" calcext:value-type="float">
            <text:p>37634</text:p>
          </table:table-cell>
          <table:table-cell table:formula="of:=[.$A$1]-[.B3]" office:value-type="float" office:value="486653" calcext:value-type="float">
            <text:p>486653</text:p>
          </table:table-cell>
        </table:table-row>
        <table:table-row table:style-name="ro4">
          <table:table-cell/>
          <table:table-cell table:formula="of:=MOD((([.B3]^2)-2);[.$A$1])" office:value-type="float" office:value="218767" calcext:value-type="float">
            <text:p>218767</text:p>
          </table:table-cell>
          <table:table-cell table:formula="of:=[.$A$1]-[.B4]" office:value-type="float" office:value="305520" calcext:value-type="float">
            <text:p>305520</text:p>
          </table:table-cell>
        </table:table-row>
        <table:table-row table:style-name="ro4">
          <table:table-cell/>
          <table:table-cell table:formula="of:=MOD((([.B4]^2)-2);[.$A$1])" office:value-type="float" office:value="510066" calcext:value-type="float">
            <text:p>510066</text:p>
          </table:table-cell>
          <table:table-cell table:formula="of:=[.$A$1]-[.B5]" office:value-type="float" office:value="14221" calcext:value-type="float">
            <text:p>14221</text:p>
          </table:table-cell>
        </table:table-row>
        <table:table-row table:style-name="ro4">
          <table:table-cell/>
          <table:table-cell table:formula="of:=MOD((([.B5]^2)-2);[.$A$1])" office:value-type="float" office:value="386344" calcext:value-type="float">
            <text:p>386344</text:p>
          </table:table-cell>
          <table:table-cell table:formula="of:=[.$A$1]-[.B6]" office:value-type="float" office:value="137943" calcext:value-type="float">
            <text:p>137943</text:p>
          </table:table-cell>
        </table:table-row>
        <table:table-row table:style-name="ro4">
          <table:table-cell/>
          <table:table-cell table:formula="of:=MOD((([.B6]^2)-2);[.$A$1])" office:value-type="float" office:value="323156" calcext:value-type="float">
            <text:p>323156</text:p>
          </table:table-cell>
          <table:table-cell table:formula="of:=[.$A$1]-[.B7]" office:value-type="float" office:value="201131" calcext:value-type="float">
            <text:p>201131</text:p>
          </table:table-cell>
        </table:table-row>
        <table:table-row table:style-name="ro4">
          <table:table-cell/>
          <table:table-cell table:formula="of:=MOD((([.B7]^2)-2);[.$A$1])" office:value-type="float" office:value="218526" calcext:value-type="float">
            <text:p>218526</text:p>
          </table:table-cell>
          <table:table-cell table:formula="of:=[.$A$1]-[.B8]" office:value-type="float" office:value="305761" calcext:value-type="float">
            <text:p>305761</text:p>
          </table:table-cell>
        </table:table-row>
        <table:table-row table:style-name="ro4">
          <table:table-cell/>
          <table:table-cell table:formula="of:=MOD((([.B8]^2)-2);[.$A$1])" office:value-type="float" office:value="504140" calcext:value-type="float">
            <text:p>504140</text:p>
          </table:table-cell>
          <table:table-cell table:formula="of:=[.$A$1]-[.B9]" office:value-type="float" office:value="20147" calcext:value-type="float">
            <text:p>20147</text:p>
          </table:table-cell>
        </table:table-row>
        <table:table-row table:style-name="ro4">
          <table:table-cell/>
          <table:table-cell table:formula="of:=MOD((([.B9]^2)-2);[.$A$1])" office:value-type="float" office:value="103469" calcext:value-type="float">
            <text:p>103469</text:p>
          </table:table-cell>
          <table:table-cell table:formula="of:=[.$A$1]-[.B10]" office:value-type="float" office:value="420818" calcext:value-type="float">
            <text:p>420818</text:p>
          </table:table-cell>
        </table:table-row>
        <table:table-row table:style-name="ro4">
          <table:table-cell/>
          <table:table-cell table:formula="of:=MOD((([.B10]^2)-2);[.$A$1])" office:value-type="float" office:value="417706" calcext:value-type="float">
            <text:p>417706</text:p>
          </table:table-cell>
          <table:table-cell table:formula="of:=[.$A$1]-[.B11]" office:value-type="float" office:value="106581" calcext:value-type="float">
            <text:p>106581</text:p>
          </table:table-cell>
        </table:table-row>
        <table:table-row table:style-name="ro4">
          <table:table-cell/>
          <table:table-cell table:formula="of:=MOD((([.B11]^2)-2);[.$A$1])" office:value-type="float" office:value="307417" calcext:value-type="float">
            <text:p>307417</text:p>
          </table:table-cell>
          <table:table-cell table:formula="of:=[.$A$1]-[.B12]" office:value-type="float" office:value="216870" calcext:value-type="float">
            <text:p>216870</text:p>
          </table:table-cell>
        </table:table-row>
        <table:table-row table:style-name="ro4">
          <table:table-cell/>
          <table:table-cell table:formula="of:=MOD((([.B12]^2)-2);[.$A$1])" office:value-type="float" office:value="382989" calcext:value-type="float">
            <text:p>382989</text:p>
          </table:table-cell>
          <table:table-cell table:formula="of:=[.$A$1]-[.B13]" office:value-type="float" office:value="141298" calcext:value-type="float">
            <text:p>141298</text:p>
          </table:table-cell>
        </table:table-row>
        <table:table-row table:style-name="ro4">
          <table:table-cell/>
          <table:table-cell table:formula="of:=MOD((([.B13]^2)-2);[.$A$1])" office:value-type="float" office:value="275842" calcext:value-type="float">
            <text:p>275842</text:p>
          </table:table-cell>
          <table:table-cell table:formula="of:=[.$A$1]-[.B14]" office:value-type="float" office:value="248445" calcext:value-type="float">
            <text:p>248445</text:p>
          </table:table-cell>
        </table:table-row>
        <table:table-row table:style-name="ro4">
          <table:table-cell/>
          <table:table-cell table:formula="of:=MOD((([.B14]^2)-2);[.$A$1])" office:value-type="float" office:value="85226" calcext:value-type="float">
            <text:p>85226</text:p>
          </table:table-cell>
          <table:table-cell table:formula="of:=SUM([.C1:.C14])" office:value-type="float" office:value="3653754" calcext:value-type="float">
            <text:p>3653754</text:p>
          </table:table-cell>
        </table:table-row>
        <table:table-row table:style-name="ro4">
          <table:table-cell/>
          <table:table-cell table:formula="of:=MOD((([.B15]^2)-2);[.$A$1])" office:value-type="float" office:value="523263" calcext:value-type="float">
            <text:p>523263</text:p>
          </table:table-cell>
          <table:table-cell table:formula="of:=SUM([.C2:.C15])" office:value-type="float" office:value="6783235" calcext:value-type="float">
            <text:p>6783235</text:p>
          </table:table-cell>
        </table:table-row>
        <table:table-row table:style-name="ro4">
          <table:table-cell/>
          <table:table-cell table:formula="of:=MOD((([.B16]^2)-2);[.$A$1])" office:value-type="float" office:value="0" calcext:value-type="float">
            <text:p>0</text:p>
          </table:table-cell>
          <table:table-cell/>
        </table:table-row>
      </table:table>
      <table:table table:name="Planilha6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09:59:53.121535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08:36:44.019826123</meta:creation-date>
    <dc:date>2016-08-25T12:45:38.480619789</dc:date>
    <meta:editing-duration>PT7H4S</meta:editing-duration>
    <meta:editing-cycles>22</meta:editing-cycles>
    <meta:generator>LibreOffice/5.1.4.2$Linux_X86_64 LibreOffice_project/f99d75f39f1c57ebdd7ffc5f42867c12031db97a</meta:generator>
    <meta:document-statistic meta:table-count="6" meta:cell-count="827" meta:object-count="0"/>
  </office:meta>
</office:document-meta>
</file>